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color="#002060" fo:font-size="12pt" style:font-size-asian="12pt"/>
    </style:style>
    <style:style style:name="P3" style:family="paragraph" style:parent-style-name="Standard">
      <style:paragraph-properties fo:margin-top="0cm" fo:margin-bottom="0cm" loext:contextual-spacing="false"/>
      <style:text-properties fo:color="#ff0000" fo:font-size="14pt" style:text-underline-style="solid" style:text-underline-width="auto" style:text-underline-color="font-color" fo:font-weight="bold" style:font-size-asian="14pt" style:font-weight-asian="bold"/>
    </style:style>
    <style:style style:name="P4" style:family="paragraph" style:parent-style-name="Standard">
      <style:paragraph-properties fo:margin-top="0cm" fo:margin-bottom="0cm" loext:contextual-spacing="false"/>
      <style:text-properties fo:color="#ff0000" fo:font-size="12pt" style:text-underline-style="solid" style:text-underline-width="auto" style:text-underline-color="font-color" fo:font-weight="bold" style:font-size-asian="12pt" style:font-weight-asian="bold"/>
    </style:style>
    <style:style style:name="P5" style:family="paragraph" style:parent-style-name="Standard" style:master-page-name="Standard">
      <style:paragraph-properties fo:margin-top="0cm" fo:margin-bottom="0cm" loext:contextual-spacing="false" style:page-number="auto"/>
    </style:style>
    <style:style style:name="P6" style:family="paragraph" style:parent-style-name="Standard">
      <style:paragraph-properties fo:margin-left="0cm" fo:margin-right="0cm" fo:margin-top="0cm" fo:margin-bottom="0cm" loext:contextual-spacing="false" fo:text-indent="1.249cm" style:auto-text-indent="false"/>
    </style:style>
    <style:style style:name="T1" style:family="text">
      <style:text-properties fo:color="#ff0000" fo:font-size="14pt" style:text-underline-style="solid" style:text-underline-width="auto" style:text-underline-color="font-color" fo:font-weight="bold" style:font-size-asian="14pt" style:font-weight-asian="bold"/>
    </style:style>
    <style:style style:name="T2" style:family="text">
      <style:text-properties fo:color="#002060" fo:font-size="12pt" style:font-size-asian="12pt"/>
    </style:style>
    <style:style style:name="T3" style:family="text">
      <style:text-properties fo:color="#002060" fo:font-size="12pt" style:font-size-asian="12pt" style:font-name-complex="Calibri1"/>
    </style:style>
    <style:style style:name="T4" style:family="text">
      <style:text-properties fo:color="#002060" fo:font-size="12pt" fo:font-style="italic" style:font-size-asian="12pt" style:font-style-asian="italic"/>
    </style:style>
    <style:style style:name="T5" style:family="text">
      <style:text-properties fo:color="#002060" fo:font-size="12pt" style:text-underline-style="solid" style:text-underline-width="auto" style:text-underline-color="font-color" fo:font-weight="bold" style:font-size-asian="12pt" style:font-weight-asian="bold"/>
    </style:style>
    <style:style style:name="T6" style:family="text">
      <style:text-properties fo:color="#002060" fo:font-size="12pt" fo:font-weight="bold" style:font-size-asian="12pt" style:font-weight-asian="bold"/>
    </style:style>
    <style:style style:name="T7" style:family="text">
      <style:text-properties fo:color="#002060" style:text-position="super 58%" fo:font-size="12pt" style:font-size-asian="12pt"/>
    </style:style>
    <style:style style:name="T8" style:family="text">
      <style:text-properties fo:color="#002060" style:text-position="sub 58%" fo:font-size="12pt"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Introduction à l’archéométrie Le Bourdonnec François Xavier</text:span></text:p>
      <text:p text:style-name="P2"/>
      <text:p text:style-name="P1"><text:span text:style-name="T2">L’archéométrie est la mesure des choses anciennes</text:span></text:p>
      <text:p text:style-name="P1"><text:span text:style-name="T2">C’est la contribution à la connaissance du passé de l’homme </text:span></text:p>
      <text:p text:style-name="P1"><text:span text:style-name="T2">On accède à la trame chronologique des évènements </text:span></text:p>
      <text:p text:style-name="P1"><text:span text:style-name="T2">On identifie les matériaux constitutifs de notre patrimoine matériel </text:span></text:p>
      <text:p text:style-name="P2"/>
      <text:p text:style-name="P1"><text:span text:style-name="T2">Pourquoi caractériser la matière ?</text:span></text:p>
      <text:p text:style-name="P2"/>
      <text:p text:style-name="P1"><text:span text:style-name="T2">Pour connaitre l’histoire de l’homme du passé </text:span></text:p>
      <text:p text:style-name="P1"><text:span text:style-name="T2">- Date de réalisation des objets anciens </text:span></text:p>
      <text:p text:style-name="P1"><text:span text:style-name="T2">- Technique de fabrication et leur évolution </text:span></text:p>
      <text:p text:style-name="P1"><text:span text:style-name="T2">- Statut et fonctions des œuvres d’art</text:span></text:p>
      <text:p text:style-name="P1"><text:span text:style-name="T2">Pour conserver, restaurer les objets du patrimoine </text:span></text:p>
      <text:p text:style-name="P1"><text:span text:style-name="T2">- Comprendre les processus physicochimiques d’altération </text:span></text:p>
      <text:p text:style-name="P1"><text:span text:style-name="T2">- Proposer des protocoles de sauvegarde </text:span></text:p>
      <text:p text:style-name="P1"><text:span text:style-name="T2">Pour authentifier une œuvre d’art, expertiser (enjeu important dans le marché de l’art)</text:span></text:p>
      <text:p text:style-name="P2"/>
      <text:p text:style-name="P1"><text:span text:style-name="T2">Principales questions sur les œuvres d’art et les objets archéologiques : </text:span></text:p>
      <text:p text:style-name="P1"><text:span text:style-name="T2">- En quoi est-il fait ? La nature des matériaux </text:span></text:p>
      <text:p text:style-name="P1"><text:span text:style-name="T2">- Comment a-t-il été réalisé ?</text:span></text:p>
      <text:p text:style-name="P1"><text:span text:style-name="T2">- D’où viennent les matières premières ? Origine des matériaux et provenance </text:span></text:p>
      <text:p text:style-name="P1"><text:span text:style-name="T2">- Quel âge a-t-il ?</text:span></text:p>
      <text:p text:style-name="P1"><text:span text:style-name="T2">Au-delà de la typologie, du style, de la technologie, l’archéométrie peut donner des données rationnelles </text:span></text:p>
      <text:p text:style-name="P1"><text:span text:style-name="T2">Quelle méthode pour des os, des pigments de tableau… ?</text:span></text:p>
      <text:p text:style-name="P1"><text:span text:style-name="T2">- Est-il altéré ? Ex : couleur originelle ?</text:span></text:p>
      <text:p text:style-name="P1"><text:span text:style-name="T2">- Est-il authentique ? Enjeu important </text:span></text:p>
      <text:p text:style-name="P2"/>
      <text:p text:style-name="P1"><text:span text:style-name="T2">Discipline transdisciplinaire, participent ensemble à un même projet </text:span></text:p>
      <text:p text:style-name="P1"><text:span text:style-name="T2">Physique, chimique pas ambivalents par rapport à l’histoire de l’art </text:span></text:p>
      <text:p text:style-name="P1"><text:span text:style-name="T2">Ex : radiographie indispensable à l’étude d’un tableau </text:span></text:p>
      <text:p text:style-name="P2"/>
      <text:p text:style-name="P1"><text:span text:style-name="T2">Où aller chercher l’information ?</text:span></text:p>
      <text:p text:style-name="P2"/>
      <text:p text:style-name="P1"><text:span text:style-name="T2">La « première » revue de notre discipline </text:span></text:p>
      <text:p text:style-name="P1"><text:span text:style-name="T2">-&gt; Archaeometry (site internet en anglais, téléchargement possible de l’intégralité de la collection, être rédigé par Babord+)</text:span></text:p>
      <text:p text:style-name="P1"><text:span text:style-name="T2">-&gt; Journal of archaeological science </text:span></text:p>
      <text:p text:style-name="P1"><text:span text:style-name="T2">= Les deux plus grandes revues internationales </text:span></text:p>
      <text:p text:style-name="P1"><text:span text:style-name="T2">-&gt; France : Revue d’Archéométrie (1877) -&gt; archéo sciences </text:span></text:p>
      <text:p text:style-name="P1"><text:span text:style-name="T2">Télécharger en passant par revue.org </text:span></text:p>
      <text:p text:style-name="P1"><text:span text:style-name="T2">-&gt; revue spécialisée en histoire de l’art : Technè, directement connectée à cette question sur les œuvres d’art </text:span></text:p>
      <text:p text:style-name="P1"><text:soft-page-break/><text:span text:style-name="T2">Numéro sur la conservation des œuvres d’art en plastique -&gt; fausse idée qu’il résisterait au temps</text:span></text:p>
      <text:p text:style-name="P1"><text:span text:style-name="T2">Polymère = matière organique qui n’aime pas beaucoup l’eau, la lumière</text:span></text:p>
      <text:p text:style-name="P2"/>
      <text:p text:style-name="P1"><text:span text:style-name="T2">Obsidienne triplement intéressante : </text:span></text:p>
      <text:p text:style-name="P1"><text:span text:style-name="T2">- Matériau utilisé par les hommes préhistoriques </text:span></text:p>
      <text:p text:style-name="P1"><text:span text:style-name="T2">Intéressant pour les historiens, pour l’archéologue, pour celui qui travaille sur les sociétés du passé </text:span></text:p>
      <text:p text:style-name="P1"><text:span text:style-name="T2">On peut la trouvée à des centaines voir à des milliers de kilomètres de son emplacement initial à l’instar de la route de la soie </text:span></text:p>
      <text:p text:style-name="P1"><text:span text:style-name="T2">La matière a une signature particulière, une empreinte digitale </text:span></text:p>
      <text:p text:style-name="P1"><text:span text:style-name="T2">Il y a une composition particulière pour chaque source d’obsidienne donc on est capable de le rattacher à sa source </text:span></text:p>
      <text:p text:style-name="P1"><text:span text:style-name="T2">Un matériau quasi idéal pour les archéomètres = verre naturel produit par des volcans de roche magmatique, volcanique, que l’on peut tailler </text:span></text:p>
      <text:p text:style-name="P1"><text:span text:style-name="T2">Elle peut être noire, rouge, orangée, marron, vert, parfois de petits cristaux/férules</text:span></text:p>
      <text:p text:style-name="P1"><text:span text:style-name="T2">Figure de cristallisation dans les gros blocs d’obsidienne </text:span></text:p>
      <text:p text:style-name="P1"><text:span text:style-name="T2">Coulée de verre : Nord de la Sicile, Etats Unis Glace Mountain mais rare dans l’ensemble </text:span></text:p>
      <text:p text:style-name="P1"><text:span text:style-name="T2">On trouve toujours en même temps l’obsidienne avec la riolite </text:span></text:p>
      <text:p text:style-name="P2"/>
      <text:p text:style-name="P1"><text:span text:style-name="T2">Quelles obsidiennes caractérisées ? </text:span></text:p>
      <text:p text:style-name="P2"/>
      <text:p text:style-name="P1"><text:span text:style-name="T2">P-XFR Obsidienne et archéométrie </text:span></text:p>
      <text:p text:style-name="P2"/>
      <text:p text:style-name="P1"><text:span text:style-name="T2">Matériau utilisé par les hommes préhistorique (pointe de flèche, racloir…)</text:span></text:p>
      <text:p text:style-name="P1"><text:span text:style-name="T2">Signature particulière selon gisement </text:span></text:p>
      <text:p text:style-name="P1"><text:span text:style-name="T2">Au néolithique en Lycie, tous les objets taillés que l’on va trouver ne pourront provenir que de 4 sources potentielles que l’on va retrouver dans tout le bassin méditerranéen</text:span></text:p>
      <text:p text:style-name="P1"><text:span text:style-name="T2">Lipari : composition très homogène mais probablement à la fin de l’empire romain coulée plus récente au-dessus </text:span></text:p>
      <text:p text:style-name="P1"><text:span text:style-name="T2">Palmarola : plus petite île de l’archipel des Pontines, inhabitée </text:span></text:p>
      <text:p text:style-name="P1"><text:span text:style-name="T2">Monte Arci : massif montagneux en Sardaigne, plusieurs types d’obsidienne à différents endroits </text:span></text:p>
      <text:p text:style-name="P1"><text:span text:style-name="T2">Palmelleria </text:span></text:p>
      <text:p text:style-name="P1"><text:span text:style-name="T2">Plusieurs types d’obsidiennes à plusieurs endroits -&gt; ça se complexifie, en plusieurs coulées exposées aux conditions météoriques, à l’érosion</text:span></text:p>
      <text:p text:style-name="P1"><text:span text:style-name="T2">Niveau de dégradation peut s’étendre à la plaine </text:span></text:p>
      <text:p text:style-name="P1"><text:span text:style-name="T2">Sites archéologiques au pied du massif pas besoin de monter dans la montagne dans le processus d’acquisition de la matière, on arrive à savoir si la matière a été ramasser au pied ou à la source </text:span></text:p>
      <text:p text:style-name="P1"><text:span text:style-name="T2">-&gt; étude de l’opportunisme </text:span></text:p>
      <text:p text:style-name="P2"/>
      <text:p text:style-name="P1"><text:span text:style-name="T2">Portable energy-dispersive x-ray fluorescence (p-XFR) analyzers </text:span></text:p>
      <text:p text:style-name="P1"><text:span text:style-name="T2">En cas de conditions de sortie drastique, il est intéressant de travailler sur place </text:span></text:p>
      <text:p text:style-name="P1"><text:soft-page-break/><text:span text:style-name="T2">Travailler in situ en musée, ou sur le site archéologique où il y a interdiction de sortir la matière, est une méthode qui donne accès à des éléments, des atomes intéressants que l’on sait pouvoir utiliser pour séparer des éléments d’obsidiennes liés à la magmatologie</text:span></text:p>
      <text:p text:style-name="P1"><text:span text:style-name="T2">Ce sont des éléments signatures de l’endroit où la roche est formée </text:span></text:p>
      <text:p text:style-name="P1"><text:span text:style-name="T2">In situ est le résultat de l’analyse rapide mais c’est une méthode qui a des limites malgré tout </text:span></text:p>
      <text:p text:style-name="P1"><text:span text:style-name="T2">Fonctionnement : échauffe la matière au laser, délie les particules puis en refroidissant ces particules émettent leurs informations </text:span></text:p>
      <text:p text:style-name="P1"><text:span text:style-name="T2">Nature et quantité de l’atome -&gt; analyse qualitative et quantitative</text:span></text:p>
      <text:p text:style-name="P1"><text:span text:style-name="T2">Intérêt : strictement non destructive/portable/dosage des éléments traces (en très faible quantité de l’ordre du microgramme/gramme = ppm) </text:span></text:p>
      <text:p text:style-name="P1"><text:span text:style-name="T2">Méthode sensible capable de voir des éléments en très faible concentration </text:span></text:p>
      <text:p text:style-name="P1"><text:span text:style-name="T2">Travailler de manière non invasive est une priorité </text:span></text:p>
      <text:p text:style-name="P1"><text:span text:style-name="T2">Echantillons relativement épais </text:span></text:p>
      <text:p text:style-name="P1"><text:span text:style-name="T2">En préhistoire souvent des microlites (petites pièces que l’on ne peut pas analyser car trop petites) </text:span></text:p>
      <text:p text:style-name="P1"><text:span text:style-name="T2">- Musée de Sartène </text:span></text:p>
      <text:p text:style-name="P2"/>
      <text:p text:style-name="P1"><text:span text:style-name="T2">Diagramme bivarié (une variable en fonction d’une autre : titan versus zirconium) </text:span></text:p>
      <text:p text:style-name="P1"><text:span text:style-name="T2">-&gt; 4 îles sources, sépare les îles de méditerranée occidentale </text:span></text:p>
      <text:p text:style-name="P1"><text:span text:style-name="T2">Diagramme ternaire </text:span></text:p>
      <text:p text:style-name="P1"><text:span text:style-name="T2">-&gt; obsidiennes discrètes c’est-à-dire apparaissent bien séparées, bien dans le cadre de l’obsidienne de Sardaigne, sépare les types d’une source <text:s/></text:span></text:p>
      <text:p text:style-name="P2"/>
      <text:p text:style-name="P1"><text:span text:style-name="T1">La matière </text:span></text:p>
      <text:p text:style-name="P2"/>
      <text:p text:style-name="P1"><text:span text:style-name="T2">La matière est constituée de particules qui interagissent entre elles </text:span></text:p>
      <text:p text:style-name="P1"><text:span text:style-name="T2">L’atome : « atomos » concept grec : indivisible, est constitué d’un noyau et d’un cortège d’électrons </text:span></text:p>
      <text:p text:style-name="P1"><text:span text:style-name="T2">Le noyau est constitué de protons </text:span></text:p>
      <text:p text:style-name="P1"><text:span text:style-name="T2">L’ordre de grandeur de l’atome, c’est l’Angstrom </text:span></text:p>
      <text:p text:style-name="P1"><text:span text:style-name="T2">Un atome est électriquement neutre, constitué de particules chargées positivement et négativement -&gt; s’annulent </text:span></text:p>
      <text:p text:style-name="P1"><text:span text:style-name="T2">Ils gravitent autour d’un noyau </text:span></text:p>
      <text:p text:style-name="P1"><text:span text:style-name="T2">Celui-ci est constitué de protons (positif) et de neutrons (neutres), et d’électrons (négatif)</text:span></text:p>
      <text:p text:style-name="P2"/>
      <text:p text:style-name="P1"><text:span text:style-name="T4">Comment va-t-on pouvoir organiser ces atomes ?</text:span></text:p>
      <text:p text:style-name="P2"/>
      <text:p text:style-name="P1"><text:span text:style-name="T2">Dans un tableau périodique des éléments : permet d’organiser les atomes </text:span></text:p>
      <text:p text:style-name="P1"><text:span text:style-name="T2">Ils sont classés par numéro atomique croissant </text:span></text:p>
      <text:p text:style-name="P1"><text:span text:style-name="T2">Chaque atome est caractérisé d’abord par un symbole (ex : C pour carbone, Cu pour le cuivre…)</text:span></text:p>
      <text:p text:style-name="P1"><text:span text:style-name="T2">Son nombre de protons est appelé numéro atomique Z et le nombre de neutrons est appelé N </text:span></text:p>
      <text:p text:style-name="P1"><text:soft-page-break/><text:span text:style-name="T2">Nombre de protons + nombre de neutrons : nombre total de nucléons appelé nombre de masse A (A+Z=N) </text:span></text:p>
      <text:p text:style-name="P2"/>
      <text:p text:style-name="P1"><text:span text:style-name="T2">La classification chimique est basée sur le numéro atomique Z tandis que la classification physique est basée sur le nombre de masse A</text:span></text:p>
      <text:p text:style-name="P1"><text:span text:style-name="T2">Les isotopes se différencient seulement par leur nombre de neutrons en gardant le même nombre de protons et d’électrons </text:span></text:p>
      <text:p text:style-name="P2"/>
      <text:p text:style-name="P1"><text:span text:style-name="T2">Propriété physique des métaux/non métaux :</text:span></text:p>
      <text:p text:style-name="P1"><text:span text:style-name="T2">- Bons conducteurs électriques/mauvais conducteurs</text:span></text:p>
      <text:p text:style-name="P1"><text:span text:style-name="T2">- Ductiles/non ductiles </text:span></text:p>
      <text:p text:style-name="P1"><text:span text:style-name="T2">- Malléable : cassants </text:span></text:p>
      <text:p text:style-name="P1"><text:span text:style-name="T2">- Eclat métallique/mats </text:span></text:p>
      <text:p text:style-name="P1"><text:span text:style-name="T2">- Bons conducteurs de la chaleur mauvais conducteurs </text:span></text:p>
      <text:p text:style-name="P1"><text:span text:style-name="T2">- Typiquement : solides, point de fusion élevé/solides, liquides, gazeux, point de fusion peu élevé </text:span></text:p>
      <text:p text:style-name="P2"/>
      <text:p text:style-name="P1"><text:span text:style-name="T2">Propriétés chimiques métaux/non métaux : </text:span></text:p>
      <text:p text:style-name="P1"><text:span text:style-name="T2">- Réagissent avec des acides/non </text:span></text:p>
      <text:p text:style-name="P1"><text:span text:style-name="T2">- Forment des oxydes basiques/oxydes acides </text:span></text:p>
      <text:p text:style-name="P1"><text:span text:style-name="T2">- Forment des cations/anions </text:span></text:p>
      <text:p text:style-name="P1"><text:span text:style-name="T2">- Forment de halogénures ioniques/covalents </text:span></text:p>
      <text:p text:style-name="P2"/>
      <text:p text:style-name="P1"><text:span text:style-name="T1">Propriétés chimiques de l’atome </text:span></text:p>
      <text:p text:style-name="P2"/>
      <text:p text:style-name="P1"><text:span text:style-name="T2">Plusieurs manières pour lier l’atome </text:span></text:p>
      <text:p text:style-name="P2"/>
      <text:p text:style-name="P1"><text:span text:style-name="T2">La liaison ionique est un type de liaison chimique qui peut être formée par une paire d’atomes possédant une grande différence d’électronégativité, typiquement entre un non-métal et un métal </text:span></text:p>
      <text:p text:style-name="P1"><text:span text:style-name="T2">Le métal donne un ou plusieurs électrons pour former un ion chargé positivement (cation) </text:span></text:p>
      <text:p text:style-name="P1"><text:span text:style-name="T2">Le non métal, lui, capte ces électrons pour former un ion chargé négativement (anion) </text:span></text:p>
      <text:p text:style-name="P2"/>
      <text:p text:style-name="P1"><text:span text:style-name="T2">La liaison covalente (entre deux non métaux) est une liaison chimique dans laquelle chacun des atomes liés met en commun un électron d’une de ses couches externes afin de former un doublet d’électrons liant les deux atomes </text:span></text:p>
      <text:p text:style-name="P1"><text:span text:style-name="T2">C’est une des forces qui produit l’attraction mutuelle entre atomes </text:span></text:p>
      <text:p text:style-name="P1"><text:span text:style-name="T2">La liaison covalente implique généralement le partage équitable d’une seule paire d’électrons, appelé doublet liant </text:span></text:p>
      <text:p text:style-name="P1"><text:span text:style-name="T2">Chaque atome fournissant un électron la paire d’électron est délocalisée entre les deux atomes </text:span></text:p>
      <text:p text:style-name="P1"><text:span text:style-name="T2">Une liaison covalente est une liaison entre laquelle des deux ?</text:span></text:p>
      <text:p text:style-name="P2"/>
      <text:p text:style-name="P1"><text:soft-page-break/><text:span text:style-name="T2">La liaison métallique est un type de liaison chimique, la liaison qui permet la cohésion des atomes d’un métal </text:span></text:p>
      <text:p text:style-name="P1"><text:span text:style-name="T2">Une liaison métallique concerne un très grand nombre d’atomes (plusieurs millions) </text:span></text:p>
      <text:p text:style-name="P1"><text:span text:style-name="T2">Ces atomes mettent en commun un ou plusieurs électrons, appelés électrons libres, ils sont à l’origine de la conductivité électrique des métaux </text:span></text:p>
      <text:p text:style-name="P1"><text:span text:style-name="T2">Par rapport à la liaison covalente on peut voir les électrons libres comme des électrons délocalisés à toute la pièce métallique </text:span></text:p>
      <text:p text:style-name="P2"/>
      <text:p text:style-name="P1"><text:span text:style-name="T1">Propriétés physiques de l’atome <text:s/></text:span></text:p>
      <text:p text:style-name="P2"/>
      <text:p text:style-name="P1"><text:span text:style-name="T2">Deux concepts : atomes stables et instables </text:span></text:p>
      <text:p text:style-name="P1"><text:span text:style-name="T2">Un atome dont le noyau n’est pas stable sont des atomes radioactifs </text:span></text:p>
      <text:p text:style-name="P2"/>
      <text:p text:style-name="P1"><text:span text:style-name="T4">Comment comprendre cette instabilité ou stabilité ?</text:span></text:p>
      <text:p text:style-name="P2"/>
      <text:p text:style-name="P1"><text:span text:style-name="T2">La force d’interaction nucléaire, attractive, forte, a une portée très courte de l’ordre de grandeur d’un nucléon </text:span></text:p>
      <text:p text:style-name="P2"/>
      <text:p text:style-name="P1"><text:span text:style-name="T2">Pour l’assemblage et la cohésion du noyau, trois cas sont envisageables : </text:span></text:p>
      <text:p text:style-name="P1"><text:span text:style-name="T2">- Nombre de neutrons et de protons tel que la force nucléaire forte et la répulsion coulombienne se compensent -&gt; stabilité </text:span></text:p>
      <text:p text:style-name="P1"><text:span text:style-name="T2">- Forces excessivement disproportionnées -&gt; instabilité totale </text:span></text:p>
      <text:p text:style-name="P1"><text:span text:style-name="T2">- Situation intermédiaire : déséquilibre entre les deux forces : le noyau existe pendant une durée limitée avant de se désintégrer -&gt; durée de vie </text:span></text:p>
      <text:p text:style-name="P2"/>
      <text:p text:style-name="P1"><text:span text:style-name="T1">La radioactivité </text:span></text:p>
      <text:p text:style-name="P2"/>
      <text:p text:style-name="P1"><text:span text:style-name="T2">Processus de transformation spontanée des noyaux atomiques instables en noyaux stables par émission de projectiles de haute énergie (particules ou rayonnement gamma) </text:span></text:p>
      <text:p text:style-name="P1"><text:span text:style-name="T2">Alpha, bêta : leur désintégration d’accompagner fréquemment d’émission gamma : photon de grande énergie sans charge, ni masse qui correspondent à un réarrangement des nucléons </text:span></text:p>
      <text:p text:style-name="P1"><text:span text:style-name="T2">On peut essayer de suivre cette radioactivité dans le temps : tracer sur des courbes de décroissance radioactives en physique </text:span></text:p>
      <text:p text:style-name="P1"><text:span text:style-name="T2">T : temps nécessaire pour que la moitié des atomes présents aient disparus et M : activité radioactive : nombre de désintégrations émises par secondes </text:span></text:p>
      <text:p text:style-name="P2"/>
      <text:p text:style-name="P1"><text:span text:style-name="T1">Structure </text:span></text:p>
      <text:p text:style-name="P2"/>
      <text:p text:style-name="P1"><text:span text:style-name="T2">Deux types de solides : cristallines/amorphes </text:span></text:p>
      <text:p text:style-name="P1"><text:span text:style-name="T2">Ex : atome de silicium </text:span></text:p>
      <text:p text:style-name="P1"><text:span text:style-name="T2">Structure cristallisée : quartz, organisation à grande distance </text:span></text:p>
      <text:p text:style-name="P1"><text:span text:style-name="T2">Les argiles sont faites de structure organisée </text:span></text:p>
      <text:p text:style-name="P1"><text:soft-page-break/><text:span text:style-name="T2">Structure amorphe : désorganisée, ordre à courte distance, verre </text:span></text:p>
      <text:p text:style-name="P1"><text:span text:style-name="T2">Dite isotrope : matière même propriété dans toutes les dimensions de l’espace</text:span></text:p>
      <text:p text:style-name="P1"><text:span text:style-name="T2">Signe la nature des atomes présents dans la matière </text:span></text:p>
      <text:p text:style-name="P1"><text:span text:style-name="T2">Ex : le carbone est susceptible de cristalliser sous deux formes différentes </text:span></text:p>
      <text:p text:style-name="P1"><text:span text:style-name="T2">Concept d’espèce minérale </text:span></text:p>
      <text:p text:style-name="P1"><text:span text:style-name="T2">Minéral : entité caractérisée par une composition chimique, une formule (stœchiométrie), par un <text:tab/>agencement spécifique d’atomes, par une maille élémentaire (structure) </text:span></text:p>
      <text:p text:style-name="P1"><text:span text:style-name="T2">La maille élémentaire construit tout le cristal </text:span></text:p>
      <text:p text:style-name="P1"><text:span text:style-name="T2">Organisation à long terme d’un édifice cristallin </text:span></text:p>
      <text:p text:style-name="P2"/>
      <text:p text:style-name="P1"><text:span text:style-name="T1">Niveau de l’analyse </text:span></text:p>
      <text:p text:style-name="P2"/>
      <text:p text:style-name="P1"><text:span text:style-name="T2">On peut aller au-delà de l’analyse microscopique </text:span></text:p>
      <text:p text:style-name="P1"><text:span text:style-name="T2">Investigation chimique est très restrictive : signer la nature de l’atome ne nous renseigne pas sur la nature de la matière </text:span></text:p>
      <text:p text:style-name="P1"><text:span text:style-name="T2">Deuxième niveau d’analyse structurale : organisation des atomes </text:span></text:p>
      <text:p text:style-name="P2"/>
      <text:p text:style-name="P1"><text:span text:style-name="T1">Histoire de la lumière </text:span></text:p>
      <text:p text:style-name="P2"/>
      <text:p text:style-name="P1"><text:span text:style-name="T2">Selon le phénomène, la lumière est considérée comme une onde ou un photon </text:span></text:p>
      <text:p text:style-name="P1"><text:span text:style-name="T2">Elle impose ses aspects ondulatoires pour certains phénomènes comme les interférences ou la diffraction </text:span></text:p>
      <text:p text:style-name="P2"/>
      <text:p text:style-name="P1"><text:span text:style-name="T2">C’est la théorie corpusculaire qui l’emporte quand la lumière interagit avec la matière </text:span></text:p>
      <text:p text:style-name="P1"><text:span text:style-name="T2">Il y alors une dualité qui se crée</text:span></text:p>
      <text:p text:style-name="P2"/>
      <text:p text:style-name="P1"><text:span text:style-name="T2">Aspect corpusculaire : production de photons </text:span></text:p>
      <text:p text:style-name="P2"/>
      <text:p text:style-name="P1"><text:span text:style-name="T2">La lumière est liée à la réorganisation des électrons du cortège électronique d’un atome </text:span></text:p>
      <text:p text:style-name="P1"><text:span text:style-name="T2">Lorsqu’un atome absorbe de l’énergie, il passe à l’état excité par éjection d’électrons </text:span></text:p>
      <text:p text:style-name="P1"><text:span text:style-name="T2">Son retour à l’état fondamental s’accompagne de la libération d’énergie </text:span></text:p>
      <text:p text:style-name="P2"/>
      <text:p text:style-name="P1"><text:span text:style-name="T2">L’état excité est instable : un électron descend vers le niveau de basse énergie en libérant de l’énergie sous forme de rayonnement caractéristique de la désexcitation </text:span></text:p>
      <text:p text:style-name="P2"/>
      <text:p text:style-name="P1"><text:span text:style-name="T2">Ce sont les changements de niveau d’énergie des électrons qui sont à l’origine des émissions de photons </text:span></text:p>
      <text:p text:style-name="P2"/>
      <text:p text:style-name="P1"><text:span text:style-name="T2">Les ondes sont périodiques </text:span></text:p>
      <text:p text:style-name="P2"/>
      <text:p text:style-name="P3"/>
      <text:p text:style-name="P3"/>
      <text:p text:style-name="P3"/>
      <text:p text:style-name="P1"><text:soft-page-break/><text:span text:style-name="T1">Les techniques d’imageries </text:span></text:p>
      <text:p text:style-name="P2"/>
      <text:p text:style-name="P1"><text:span text:style-name="T2">- Microscopie optique/électronique </text:span></text:p>
      <text:p text:style-name="P1"><text:span text:style-name="T2">- Radiographie X</text:span></text:p>
      <text:p text:style-name="P1"><text:span text:style-name="T2">- Examen sous IR</text:span></text:p>
      <text:p text:style-name="P1"><text:span text:style-name="T2">- Examen sous UV</text:span></text:p>
      <text:p text:style-name="P2"/>
      <text:p text:style-name="P1"><text:span text:style-name="T1">L’outil microscope </text:span></text:p>
      <text:p text:style-name="P2"/>
      <text:p text:style-name="P1"><text:span text:style-name="T2">Deux grandes classes : </text:span></text:p>
      <text:p text:style-name="P1"><text:span text:style-name="T2">- Microscopes optiques (photoniques) utilisent des faisceaux de radiations électromagnétiques (photons) </text:span></text:p>
      <text:p text:style-name="P1"><text:span text:style-name="T2">-Microscopes électroniques utilisent des faisceaux de radiations corpusculaires (électrons)</text:span></text:p>
      <text:p text:style-name="P1"><text:span text:style-name="T2">- Microscope optique principe et constitution </text:span></text:p>
      <text:p text:style-name="P1"><text:span text:style-name="T2">Lentille qui génère un grossissement </text:span></text:p>
      <text:p text:style-name="P1"><text:span text:style-name="T2">- Microscope polarisant </text:span></text:p>
      <text:p text:style-name="P1"><text:span text:style-name="T2">Principalement utilisé en Pétrographie mais présente aussi d’importantes applications en microbiologie </text:span></text:p>
      <text:p text:style-name="P1"><text:span text:style-name="T2">- Microscope métallographiques </text:span></text:p>
      <text:p text:style-name="P1"><text:span text:style-name="T2">Pour déterminer la (micro)structure du métal </text:span></text:p>
      <text:p text:style-name="P1"><text:span text:style-name="T2">- Microscope à contraste de phase/contraste interférentiel </text:span></text:p>
      <text:p text:style-name="P1"><text:span text:style-name="T2">Très efficace pour l’observation d’objets transparents notamment dans la biologie </text:span></text:p>
      <text:p text:style-name="P1"><text:span text:style-name="T2">- Microscopie par fluorescence </text:span></text:p>
      <text:p text:style-name="P1"><text:span text:style-name="T2">Pour des objets présentant un effet de fluorescence ou phosphorescence notamment en biologie </text:span></text:p>
      <text:p text:style-name="P1"><text:span text:style-name="T2">- Biologie et médecine : étude des tissus, soins au malade, identité des microbes </text:span></text:p>
      <text:p text:style-name="P1"><text:span text:style-name="T2">- Minéralogie, pétrographie, cristallographie et chimie : reconnaissance de caractéristiques cristallines (forme, clivage, macles, couleur) </text:span></text:p>
      <text:p text:style-name="P1"><text:span text:style-name="T2">- Métallographie : alliages </text:span></text:p>
      <text:p text:style-name="P1"><text:span text:style-name="T2">- Mécanique : états de surface </text:span></text:p>
      <text:p text:style-name="P1"><text:span text:style-name="T2">- Métrologie : mesures dimensionnelles sur des étalons de longueur, pointés en profondeur, détermination interférentielle d’épaisseur ou d’indice </text:span></text:p>
      <text:p text:style-name="P1"><text:span text:style-name="T2">- Microscopie électronique </text:span></text:p>
      <text:p text:style-name="P1"><text:span text:style-name="T2">- Microscopie électronique en transmission </text:span></text:p>
      <text:p text:style-name="P1"><text:span text:style-name="T2">- Microscopie électronique à balayage </text:span></text:p>
      <text:p text:style-name="P2"/>
      <text:p text:style-name="P1"><text:span text:style-name="T2">En transmission, une multitude d’applications : </text:span></text:p>
      <text:p text:style-name="P1"><text:span text:style-name="T2">- Dans les sciences de la vie (virologie, bactériologie) </text:span></text:p>
      <text:p text:style-name="P1"><text:span text:style-name="T2">- Pour les métaux et alliages métalliques : les semi-conducteurs, les céramiques, les composés carbonés de type </text:span></text:p>
      <text:p text:style-name="P1"><text:span text:style-name="T2">- En archéométrie à Saragosse et Bordeaux </text:span></text:p>
      <text:p text:style-name="P2"/>
      <text:p text:style-name="P2"/>
      <text:p text:style-name="P2"/>
      <text:p text:style-name="P1"><text:soft-page-break/><text:span text:style-name="T2">A balayage :</text:span></text:p>
      <text:p text:style-name="P1"><text:span text:style-name="T2">A très fort pouvoir grandissant qui focalise et balaye un faisceau d’électrons pour produire des images de la surface d’un échantillon préalablement préparé (surface ou section) </text:span></text:p>
      <text:p text:style-name="P1"><text:span text:style-name="T2">Si l’échantillon n’est pas conducteur, il sera recouvert d’une substance conductrice (carbone, or, argent) </text:span></text:p>
      <text:p text:style-name="P2"/>
      <text:p text:style-name="P1"><text:span text:style-name="T1">Radiographie : Radiography of cultural material </text:span></text:p>
      <text:p text:style-name="P2"/>
      <text:p text:style-name="P1"><text:span text:style-name="T2">Le rayonnement X donne une vision morphologique d’un objet </text:span></text:p>
      <text:p text:style-name="P1"><text:span text:style-name="T2">On obtient l’image de la structure interne de l’œuvre en fonction de la densité des matériaux utilisés </text:span></text:p>
      <text:p text:style-name="P1"><text:span text:style-name="T2">La technique consiste à faire passer un faisceau de rayon X à travers l’objet et à obtenir sur capteur l’image due aux intensités du rayon X transmis par la matière en fonction de l’absorption sélective du rayonnement </text:span></text:p>
      <text:p text:style-name="P2"/>
      <text:p text:style-name="P1"><text:span text:style-name="T2">Pour faire apparaître les multiples plans dont se compose l’objet tel une mémoire des étapes successives de son élaboration </text:span></text:p>
      <text:p text:style-name="P2"/>
      <text:p text:style-name="P1"><text:span text:style-name="T2">Exemple : C2RMF</text:span></text:p>
      <text:p text:style-name="P2"/>
      <text:p text:style-name="P1"><text:span text:style-name="T2">Œuvre seconde chez Picasso grâce à XRAYS « Buste de femme »</text:span></text:p>
      <text:p text:style-name="P2"/>
      <text:p text:style-name="P1"><text:span text:style-name="T1">Imagerie avec d’autres sources de rayonnement </text:span></text:p>
      <text:p text:style-name="P2"/>
      <text:p text:style-name="P1"><text:span text:style-name="T2">- Les rayons gamma fournis par sources radioactives sont de très forte énergie et autorisent l’étude de forte épaisseur </text:span></text:p>
      <text:p text:style-name="P1"><text:span text:style-name="T2">- Les électrons fournis par une petite source radioactive sont fortement absorbés mais autorisent l’étude de matériaux de faible densité tel le papier </text:span></text:p>
      <text:p text:style-name="P1"><text:span text:style-name="T2">- Les neutrons thermiques sont plus fortement absorbés par des matériaux organiques que par des matériaux lourds à l’inverse des rayons X et des gammas </text:span></text:p>
      <text:p text:style-name="P2"/>
      <text:p text:style-name="P1"><text:span text:style-name="T2">Examen par rayons gamma, les deux penseurs </text:span></text:p>
      <text:p text:style-name="P2"/>
      <text:p text:style-name="P1"><text:span text:style-name="T2">Technique de la lumière directe : technique de la lumière rasante </text:span></text:p>
      <text:p text:style-name="P2"/>
      <text:p text:style-name="P1"><text:span text:style-name="T1">Dater </text:span></text:p>
      <text:p text:style-name="P2"/>
      <text:p text:style-name="P1"><text:span text:style-name="T2">On peut classer les méthodes de datation de deux façons selon que l’on considère le résultat ou la démarche : </text:span></text:p>
      <text:p text:style-name="P1"><text:span text:style-name="T2">- Le résultat : datation « absolue » qui fournit une date chiffrée et datation « relative » qui donne des successions chronologiques </text:span></text:p>
      <text:p text:style-name="P1"><text:span text:style-name="T2">- La démarche : datation par méthode physique et datation par méthode naturaliste (biologique ou géologique) </text:span></text:p>
      <text:p text:style-name="P2"><text:soft-page-break/></text:p>
      <text:p text:style-name="P1"><text:span text:style-name="T1">Datation relative </text:span></text:p>
      <text:p text:style-name="P2"/>
      <text:p text:style-name="P1"><text:span text:style-name="T2">Les méthodes de datation relative s’appliquent sans limite dans le temps </text:span></text:p>
      <text:p text:style-name="P1"><text:span text:style-name="T2">Ce sont souvent des datations par corrélation de séquence </text:span></text:p>
      <text:p text:style-name="P1"><text:span text:style-name="T2">Par exemple : </text:span></text:p>
      <text:p text:style-name="P1"><text:span text:style-name="T2">- La stratigraphie : la géologie enregistre des successions d’évènements climatiques (que l’on identifie d’un site à l’autre) </text:span></text:p>
      <text:p text:style-name="P1"><text:span text:style-name="T2">Si l’une des séquences sédimentaires est « calée » par une méthode de datation absolue, cette méthode donne un ordre de grandeur chronologique ; elle permet au minimum de reconnaître deux sites contemporains (Le Moustier) </text:span></text:p>
      <text:p text:style-name="P1"><text:span text:style-name="T2">- La palynologie : le développement des espaces végétales, déterminées par les pollens généralement conservés dans les sédiments, est subordonné aux variations des paramètres du climat (température, humidité, ensoleillement)</text:span></text:p>
      <text:p text:style-name="P1"><text:span text:style-name="T2">Les paysages végétaux, que l’on peut reconstituer, sont donc eux aussi caractéristiques des variations climatiques successives </text:span></text:p>
      <text:p text:style-name="P1"><text:span text:style-name="T2">- La paléontologie : les méthodes de l’anatomie comparée et la paléontologie permettent d’identifier des ossements d’animaux fossilisés dans des couches géologiques ou des niveaux archéologiques </text:span></text:p>
      <text:p text:style-name="P1"><text:span text:style-name="T2">L’évolution des espèces animales au cours du temps d’une part, et les associations de faune adaptées à un environnement d’autre part, permettront d’établir des successions chrono-climatiques </text:span></text:p>
      <text:p text:style-name="P1"><text:span text:style-name="T2">- La typologie : la construction d’une typologie s’appuie sur un principe admis a priori (mais discutable dans le détail) : que les formes d’un objet d’usage courant (silex, poterie, agrafes de vêtements…) évoluent dans le temps en fonction des changements de modes, techniques, habitudes et pratiques artisanales qui les produisent et que l’on peut donc constituer une chronologie relative de ces types </text:span></text:p>
      <text:p text:style-name="P2"/>
      <text:p text:style-name="P1"><text:span text:style-name="T1">Datations absolues </text:span></text:p>
      <text:p text:style-name="P2"/>
      <text:p text:style-name="P1"><text:span text:style-name="T2">Les « chronomètres de passé » utilisent un processus interne aux matériaux à dater, le plus souvent la modification d’une propriété physique, parfois chimique ou biologique </text:span></text:p>
      <text:p text:style-name="P1"><text:span text:style-name="T2">Les méthodes de datation correspondantes s’appliquent à des </text:span><text:span text:style-name="T6">tranches de temps, à des matériaux archéologiques ou géologiques et donnent des dates calendaires</text:span><text:span text:style-name="T2"> </text:span></text:p>
      <text:p text:style-name="P1"><text:span text:style-name="T2">Les physiciens préfèrent pour ces datations le qualitatif de « numérique » ou « chiffré » à celui « d’absolu »</text:span></text:p>
      <text:p text:style-name="P2"/>
      <text:p text:style-name="P1"><text:span text:style-name="T1">La dendrochronologie </text:span></text:p>
      <text:p text:style-name="P2"/>
      <text:p text:style-name="P1"><text:span text:style-name="T2">- Historique : 1930 : mise au point de cette méthode de datation d’origine biologique par l’astronome américain Andrew Douglas </text:span></text:p>
      <text:p text:style-name="P1"><text:span text:style-name="T2">1983 : ouverture du premier laboratoire français (Besançon)</text:span></text:p>
      <text:p text:style-name="P1"><text:span text:style-name="T2">- Principe : chaque année, un nouvel anneau de croissance ou cerne se créer </text:span></text:p>
      <text:p text:style-name="P1"><text:soft-page-break/><text:span text:style-name="T2">Compter les cernes revient à dater l’âge de l’arbre au moment de son abattage </text:span></text:p>
      <text:p text:style-name="P1"><text:span text:style-name="T2">Chaque objet (poutre, pique, sculpture…) est caractérisé par une </text:span><text:span text:style-name="T6">séquence de mesures </text:span><text:span text:style-name="T2">de largeurs de cernes </text:span></text:p>
      <text:p text:style-name="P1"><text:span text:style-name="T2">Le calage dans le temps est obtenu en comparant cette séquence à une </text:span><text:span text:style-name="T6">courbe de référence</text:span><text:span text:style-name="T2"> </text:span></text:p>
      <text:p text:style-name="P1"><text:span text:style-name="T2">Il existe des courbes de références pour chaque région car chacune est différente </text:span></text:p>
      <text:p text:style-name="P1"><text:span text:style-name="T2">Chaque année le bois produit une zone noire, foncé et claire </text:span></text:p>
      <text:p text:style-name="P1"><text:span text:style-name="T2">T = 0 = abattage </text:span></text:p>
      <text:p text:style-name="P1"><text:span text:style-name="T2">- Matériaux datables : vestiges en bois gorgés d’eau poutres, piquets, œuvres d’art…</text:span></text:p>
      <text:p text:style-name="P1"><text:span text:style-name="T2">- Précision : la dendrochronologie permet de dater à l’année si l’écorce est conservée </text:span></text:p>
      <text:p text:style-name="P1"><text:span text:style-name="T2">- Portée : on remonte jusqu’à 7300 ans avant J.C grâce au pin </text:span><text:span text:style-name="T4">Pinus aristata</text:span><text:span text:style-name="T2"> aux Etats-Unis et jusqu’à 8500 ans avant J.C grâce au chêne conservé dans les tourbières en Allemagne </text:span></text:p>
      <text:p text:style-name="P1"><text:span text:style-name="T2">- Limites : on date la coupe de l’arbre et non l’utilisation du bois </text:span></text:p>
      <text:p text:style-name="P1"><text:span text:style-name="T2">Le matériel de construction peut être réemployé plusieurs fois longtemps après l’abattage </text:span></text:p>
      <text:p text:style-name="P1"><text:span text:style-name="T2">- Innovation méthodologique : la xychronologie permet d’affiner la méthode car elle mesure les variations de densité du bois à l’intérieur même des cernes </text:span></text:p>
      <text:p text:style-name="P1"><text:span text:style-name="T2">- La dendrochronologie permet aussi de corriger les dates carbone 14 grâce à la précision des données de référence qu’elle fournit par le bois </text:span></text:p>
      <text:p text:style-name="P2"/>
      <text:p text:style-name="P1"><text:span text:style-name="T1">Le radiocarbone ou carbone 14</text:span></text:p>
      <text:p text:style-name="P2"/>
      <text:p text:style-name="P1"><text:span text:style-name="T2">- Historique : dans les années 1950, le carbone 14 est la 1</text:span><text:span text:style-name="T7">ère</text:span><text:span text:style-name="T2"> méthode de datation absolue basée sur le principe de radioactivité </text:span></text:p>
      <text:p text:style-name="P1"><text:span text:style-name="T2">Pour cette découverte le chimiste W.F Libby obtient le prix Nobel (1960)</text:span></text:p>
      <text:p text:style-name="P1"><text:span text:style-name="T2">- Provenance : le carbone 14 (C</text:span><text:span text:style-name="T7">14</text:span><text:span text:style-name="T2">) provient de l’interaction dans la haute atmosphère (15km) entre les rayonnements cosmiques et l’azote contenu dans l’air </text:span></text:p>
      <text:p text:style-name="P1"><text:span text:style-name="T2">Dans l’atmosphère il y a 1 atome de C</text:span><text:span text:style-name="T7">14</text:span><text:span text:style-name="T2"> pour mille milliards d’atomes de C</text:span><text:span text:style-name="T7">12</text:span><text:span text:style-name="T2"> biologiques, soit une production de 14kg par an pour l’ensemble du globe </text:span></text:p>
      <text:p text:style-name="P1"><text:span text:style-name="T2">- Principe : les organismes vivants contiennent une grande quantité de C</text:span><text:span text:style-name="T7">14 </text:span></text:p>
      <text:p text:style-name="P1"><text:span text:style-name="T2">A leur mort, les atomes de carbone radioactifs commencent à se désintégrer</text:span></text:p>
      <text:p text:style-name="P1"><text:span text:style-name="T2">Ils se transforment en azote avec une émission d’une particule </text:span><text:span text:style-name="T3">β (électron de grande énergie) </text:span></text:p>
      <text:p text:style-name="P1"><text:span text:style-name="T2">La mesure de la radioactivité du C</text:span><text:span text:style-name="T7">14</text:span><text:span text:style-name="T2"> restant dans un échantillon permet d’évaluer le temps écoulé depuis la mort de l’organisme vivant </text:span></text:p>
      <text:p text:style-name="P1"><text:span text:style-name="T2">- Matériaux datables : matière organique (bois, charbon, tissu, graine), ossement et coquillages </text:span></text:p>
      <text:p text:style-name="P1"><text:span text:style-name="T2">- Précision : environ à 2 à 5% près après calibration </text:span></text:p>
      <text:p text:style-name="P1"><text:span text:style-name="T2">- Portée : du Moyen-Age jusqu’à 50000 ans environ </text:span></text:p>
      <text:p text:style-name="P1"><text:span text:style-name="T2">- Limites : la formation et la concentration en C</text:span><text:span text:style-name="T7">14</text:span><text:span text:style-name="T2"> dans l’atmosphère a varié au fil du temps </text:span></text:p>
      <text:p text:style-name="P1"><text:span text:style-name="T2">Les âges C</text:span><text:span text:style-name="T7">14</text:span><text:span text:style-name="T2"> nécessitent donc une correction pour passer à l’âge du calendaire </text:span></text:p>
      <text:p text:style-name="P1"><text:span text:style-name="T2">Cette calibration est obtenue en comparant l’âge C</text:span><text:span text:style-name="T7">14</text:span><text:span text:style-name="T2"> avec des données accumulées sur des abaques-références obtenues par d’autres méthodes de datation indépendantes (textes dendrochronologie, Uranium-Thorium, archéomagnétisme…)</text:span></text:p>
      <text:p text:style-name="P1"><text:span text:style-name="T2">- Innovation technologique : à partir des années 1990, la quantité de C</text:span><text:span text:style-name="T7">14</text:span><text:span text:style-name="T2"> est déterminée par un accélérateur de particules (cyclotron, tandétron…) couplé à un spectromètre de masse qui sépare les isotopes selon leur masse </text:span></text:p>
      <text:p text:style-name="P1"><text:soft-page-break/><text:span text:style-name="T2">Cette technique (C</text:span><text:span text:style-name="T7">14</text:span><text:span text:style-name="T2">-AMS) permet de dater des échantillons plus petits (quelques milligrammes au lieu de quelques grammes) et de gagner en rapidité et précision </text:span></text:p>
      <text:p text:style-name="P1"><text:span text:style-name="T2">S’ouvre ainsi le champ des matériaux « précieux » car non destructibles parmi lesquels la peinture pariétale dont on date maintenant les tracés au charbon de bois </text:span></text:p>
      <text:p text:style-name="P2"/>
      <text:p text:style-name="P1"><text:span text:style-name="T1">Potassium-Argon et Argon-Argon </text:span></text:p>
      <text:p text:style-name="P2"/>
      <text:p text:style-name="P1"><text:span text:style-name="T2">- Historique : en 1830 est lancé l’hypothèse selon laquelle l’Argon 40 provient de la désintégration du Potassium (K</text:span><text:span text:style-name="T7">40</text:span><text:span text:style-name="T2">) </text:span></text:p>
      <text:p text:style-name="P1"><text:span text:style-name="T2">La méthode de datation se développe dès 1950</text:span></text:p>
      <text:p text:style-name="P1"><text:span text:style-name="T2">- Matériaux datables : les roches magmatiques (plutoniques ou volcaniques) datées sont les plus anciennes roches connus </text:span></text:p>
      <text:p text:style-name="P1"><text:span text:style-name="T2">Les roches volcaniques projetées par une éruption scellent des niveaux archéologiques qui pourront ainsi être datés grâce à la datation de tufs ou lave </text:span></text:p>
      <text:p text:style-name="P1"><text:span text:style-name="T2">- Précision : de 5 à 10 % selon les teneurs en potassium </text:span></text:p>
      <text:p text:style-name="P1"><text:span text:style-name="T2">- Portée : de 10000 au milliard d’années selon la concentration initiale en K</text:span><text:span text:style-name="T7">40</text:span><text:span text:style-name="T2"> de la roche </text:span></text:p>
      <text:p text:style-name="P1"><text:span text:style-name="T2">- Limites : on ne peut pas dater : </text:span></text:p>
      <text:p text:style-name="P6"><text:span text:style-name="T2">- Si la roche est poreuse (lave), l’Ar peut s’échapper </text:span></text:p>
      <text:p text:style-name="P1"><text:span text:style-name="T2"><text:tab/>- S’il y a contamination par l’Ar atmosphérique </text:span></text:p>
      <text:p text:style-name="P1"><text:span text:style-name="T2"><text:tab/>- Si les roches trop jeunes ne contiennent pas assez d’Ar</text:span><text:span text:style-name="T7">40</text:span><text:span text:style-name="T2"> détectable par les <text:s text:c="8"/><text:tab/>physiciens </text:span></text:p>
      <text:p text:style-name="P1"><text:span text:style-name="T2">- Le rapport Ar</text:span><text:span text:style-name="T7">40</text:span><text:span text:style-name="T2"> formé/K</text:span><text:span text:style-name="T7">40</text:span><text:span text:style-name="T2"> restant et la vitesse de désintégration du K</text:span><text:span text:style-name="T7">40</text:span><text:span text:style-name="T2"> permettent d’obtenir l’âge de la roche </text:span></text:p>
      <text:p text:style-name="P1"><text:span text:style-name="T2">- Innovation méthodologique : doser l’Ar</text:span><text:span text:style-name="T7">39</text:span><text:span text:style-name="T2"> au lieu du K</text:span><text:span text:style-name="T7">40</text:span><text:span text:style-name="T2">, dans des cristaux sélectionnés (grain par grain), grâce à l’utilisation de réacteurs nucléaires et de la spectrométrie de masse </text:span></text:p>
      <text:p text:style-name="P1"><text:span text:style-name="T2">Le rapport Ar</text:span><text:span text:style-name="T7">40</text:span><text:span text:style-name="T2">/Ar</text:span><text:span text:style-name="T7">39</text:span><text:span text:style-name="T2"> permet alors de dater en évitant les biais de la contamination externe (dû à des grains détritiques incorporés aux cendres volcaniques) </text:span></text:p>
      <text:p text:style-name="P2"/>
      <text:p text:style-name="P1"><text:span text:style-name="T1">Thermoluminescence </text:span></text:p>
      <text:p text:style-name="P2"/>
      <text:p text:style-name="P1"><text:span text:style-name="T2">- Historique : en 1953, des chercheurs américains (F. Daniels) imaginent d’utiliser le phénomène de thermoluminescence pour dater les céramiques </text:span></text:p>
      <text:p text:style-name="P1"><text:span text:style-name="T2">A partir de 1970, développement en Grande-Bretagne et à Bordeaux III</text:span></text:p>
      <text:p text:style-name="P1"><text:span text:style-name="T2">- Principe : il est basé sur la capacité de certains minéraux à accumuler, dans les défauts des cristaux, la radioactivité ambiante et à la restituer sous forme de lumière lorsqu’ils sont chauffés (thermoluminescence) </text:span></text:p>
      <text:p text:style-name="P1"><text:span text:style-name="T2">La radioactivité ambiante provient de la désintégration des isotopes naturels (Uranium, Thorium, Potassium) contenus dans le sol </text:span></text:p>
      <text:p text:style-name="P1"><text:span text:style-name="T2">- La radioactivité naturelle (Q) accumulée par l’objet tout au long de son enfouissement dépend de la durée (t) et de la radioactivité (I) émise par le sol en un an </text:span></text:p>
      <text:p text:style-name="P1"><text:span text:style-name="T2">T = Q/I <text:s text:c="3"/>Q = TXI</text:span></text:p>
      <text:p text:style-name="P1"><text:span text:style-name="T2">Pour déterminer Q, on mesure la luminescence émise par l’objet en le chauffant à nouveau au laboratoire </text:span></text:p>
      <text:p text:style-name="P1"><text:soft-page-break/><text:span text:style-name="T2">Pour déterminer I, on effectue sur le terrain et au laboratoire des mesures de la radioactivité naturelle ambiante </text:span></text:p>
      <text:p text:style-name="P1"><text:span text:style-name="T2">- Matériaux datables : minéraux (quartz, feldspath) contenus dans les structures des fours, céramiques, pierres de foyer, silex chauffage : datation archéologique </text:span></text:p>
      <text:p text:style-name="P1"><text:span text:style-name="T2">On peut aussi dater la formation de ces minéraux : datation géologique </text:span></text:p>
      <text:p text:style-name="P1"><text:span text:style-name="T2">- Portée : de quelques années à des millions d’années selon la nature et le nombre de défauts des minéraux (quartz, feldspaths, carbonates…) </text:span></text:p>
      <text:p text:style-name="P1"><text:span text:style-name="T2">- Limites : les objets doivent avoir été suffisamment chauffés </text:span></text:p>
      <text:p text:style-name="P1"><text:span text:style-name="T2">Ne peuvent être datés les objets hors contexte parce qu’on ne connaît pas la radioactivité locale I mais on peut estimer leur ancienneté </text:span></text:p>
      <text:p text:style-name="P1"><text:span text:style-name="T2">Bien que chauffés, les métaux ne peuvent être datés en raison de leur structure électronique </text:span></text:p>
      <text:p text:style-name="P1"><text:span text:style-name="T2">- Innovation méthodologique : depuis la fin des années 199, possibilité de dater par Luminescence Stimulée Optiquement (OSL) le temps écoulé depuis la dernière exposition à la lumière du matériau à dater </text:span></text:p>
      <text:p text:style-name="P1"><text:span text:style-name="T2">On peut ainsi non seulement dater la cuisson des briques de construction (TL) mais aussi pour évaluer le moment de leur mise en place dans des édifices et déterminer ainsi les différentes étapes de construction d’un bâtiment </text:span></text:p>
      <text:p text:style-name="P2"/>
      <text:p text:style-name="P1"><text:span text:style-name="T1">Archéomagnétisme, paléomagnétisme </text:span></text:p>
      <text:p text:style-name="P2"/>
      <text:p text:style-name="P1"><text:span text:style-name="T2">- Historique : cette méthode est née en France dans les années 1930 grâce aux travaux d’E. Tellier </text:span></text:p>
      <text:p text:style-name="P1"><text:span text:style-name="T2">C’est dans les années 1960 qu’elle est appliquée de façon fiable à la datation des fours et des foyers d’origine archéologique </text:span></text:p>
      <text:p text:style-name="P1"><text:span text:style-name="T2">- Principe : des argiles ou éléments contenant des particules de fer, après avoir été chauffés, peuvent avoir enregistrés lorsqu’ils refroidissent la direction et l’intensité du champ magnétique terrestre ancien (CMT) : Déclinaison (D), Inclinaison (I), intensité </text:span></text:p>
      <text:p text:style-name="P1"><text:span text:style-name="T2">Mode opératoire de prélèvement dans le cas de structure « en place »</text:span></text:p>
      <text:p text:style-name="P1"><text:span text:style-name="T2">- Mesure du CMT avec un inductomètre </text:span></text:p>
      <text:p text:style-name="P1"><text:span text:style-name="T2">Les variations séculaires du CMT au cours du temps sont connues et répertoriées sur des abaques de référence </text:span></text:p>
      <text:p text:style-name="P1"><text:span text:style-name="T2">L’âge du vestige est déterminé en comparant la valeur du CMT enregistré à celle des abaques de référence construites point par point à partir de structures datées par d’autres méthodes</text:span></text:p>
      <text:p text:style-name="P1"><text:span text:style-name="T2">- Matériaux datables : oxydes de fer des argiles appartenant à des structures de combustion, fours…</text:span></text:p>
      <text:p text:style-name="P1"><text:span text:style-name="T2">- Portée : du début à l’ère chrétienne à nos jours pour l’archéomagnétisme et de 10000 ans à 10 millions d’années pour le paléomagnétisme </text:span></text:p>
      <text:p text:style-name="P1"><text:span text:style-name="T2">- Précision : elle résulte surtout de celle de la reconstitution des abaques de références du CMT </text:span></text:p>
      <text:p text:style-name="P1"><text:span text:style-name="T2">Précision de +/- 20 ans dans les cas les plus favorables </text:span></text:p>
      <text:p text:style-name="P1"><text:span text:style-name="T2">- Limites : toute argile ou roche doit avoir été chauffée au-delà de la température de Curie, environ 700 degrés ; la mesure de la direction du CMT nécessite que la structure soit restée « en place »</text:span></text:p>
      <text:p text:style-name="P1"><text:soft-page-break/><text:span text:style-name="T2">- Innovation méthodologique : elle porte sur l’étude des matériaux « déplacés » et cherche à pallier la méconnaissance de la déclinaison D</text:span></text:p>
      <text:p text:style-name="P2"/>
      <text:p text:style-name="P1"><text:span text:style-name="T1">Uranium-Thorium ou déséquilibre de la famille de l’Uranium </text:span></text:p>
      <text:p text:style-name="P2"/>
      <text:p text:style-name="P1"><text:span text:style-name="T2">- Historique : dans les années 1950, la méthode commence à s’appliquer aux milieux marins et s’étend vers 1970 aux carbonates continentaux </text:span></text:p>
      <text:p text:style-name="P1"><text:span text:style-name="T2">- Principe : la méthode est fondée sur la décroissance radioactive des isotopes intermédiaires U</text:span><text:span text:style-name="T7">234</text:span><text:span text:style-name="T2"> et Th</text:span><text:span text:style-name="T7">230</text:span><text:span text:style-name="T2"> dans la chaîne de désintégration de l’U</text:span><text:span text:style-name="T7">238 </text:span></text:p>
      <text:p text:style-name="P1"><text:span text:style-name="T2">La mesure du rapport Th</text:span><text:span text:style-name="T7">230</text:span><text:span text:style-name="T2">/U</text:span><text:span text:style-name="T7">234</text:span><text:span text:style-name="T2"> conduit à déterminer le temps écoulé depuis la formation du carbonate qui a intégré de l’Uranium </text:span></text:p>
      <text:p text:style-name="P1"><text:span text:style-name="T2">- Matériaux datables : formations carbonatées : coraux, planchers stalagmitiques, coquille, concrétions calcaires, apatites carbonatées : restes osseux et dentaires </text:span></text:p>
      <text:p text:style-name="P1"><text:span text:style-name="T2">- Limites : la validité des âges dépend de la stabilité structurale du minéral depuis la formation du fossile jusqu’au temps d’analyse </text:span></text:p>
      <text:p text:style-name="P1"><text:span text:style-name="T2">Il ne doit pas avoir subi d’altération ou de recristallisation (système non clos), la limite supérieure (400000 ans) est imposée par la relativement faible période du Th</text:span><text:span text:style-name="T7">230</text:span><text:span text:style-name="T2"> (75200 ans) </text:span></text:p>
      <text:p text:style-name="P1"><text:span text:style-name="T2">- Précision : de 0,3 à 1%</text:span></text:p>
      <text:p text:style-name="P1"><text:span text:style-name="T2">- Portée : de 1000 à 400000 ans environ </text:span></text:p>
      <text:p text:style-name="P1"><text:span text:style-name="T2">Cette méthode permet aussi de corriger la datation C</text:span><text:span text:style-name="T7">14</text:span><text:span text:style-name="T2"> par le croisement des résultats qu’elle permet sur les coraux </text:span></text:p>
      <text:p text:style-name="P2"/>
      <text:p text:style-name="P1"><text:span text:style-name="T1">Traces de fission de l’Uranium </text:span></text:p>
      <text:p text:style-name="P2"/>
      <text:p text:style-name="P1"><text:span text:style-name="T2">- Historique : en 1940 fut découvert la fission spontanée de l’U</text:span><text:span text:style-name="T7">238</text:span><text:span text:style-name="T2"> et c’est en 1964 que R.M Walker initie la méthode de datation en géologie </text:span></text:p>
      <text:p text:style-name="P1"><text:span text:style-name="T2">Son application à l’archéologie s’effectue dès 1970</text:span></text:p>
      <text:p text:style-name="P1"><text:span text:style-name="T2">- Principe : des fractionnements, ou fissions, peuvent survenir dans les noyaux d’U</text:span><text:span text:style-name="T7">238</text:span><text:span text:style-name="T2"> et U</text:span><text:span text:style-name="T7">235</text:span></text:p>
      <text:p text:style-name="P1"><text:span text:style-name="T2">Les produits de ces fissions provoquent des dégâts importants le long de leurs trajectoires et laissent des traces spontanées qui s’accumulent au fil du temps </text:span></text:p>
      <text:p text:style-name="P1"><text:span text:style-name="T2">Le nombre de traces est aussi proportionnel à la concentration en uranium </text:span></text:p>
      <text:p text:style-name="P1"><text:span text:style-name="T2">- Matériaux datables : ils doivent contenir de l’Uranium </text:span></text:p>
      <text:p text:style-name="P1"><text:span text:style-name="T2">Cette technique permet de dater des obsidiennes, des zircons (par exemple associés à des formations volcaniques), des verres, des porcelaines…</text:span></text:p>
      <text:p text:style-name="P1"><text:span text:style-name="T2">- Précision : l’incertitude de comptage peut descendre à 2% </text:span></text:p>
      <text:p text:style-name="P1"><text:span text:style-name="T2">- Portée : de quelques siècles à quelques millions d’années </text:span></text:p>
      <text:p text:style-name="P1"><text:span text:style-name="T2">- Limites : les traces disparaissent </text:span></text:p>
      <text:p text:style-name="P2"/>
      <text:p text:style-name="P2"/>
      <text:p text:style-name="P2"/>
      <text:p text:style-name="P2"/>
      <text:p text:style-name="P1"><text:span text:style-name="T1">Provenance </text:span></text:p>
      <text:p text:style-name="P2"/>
      <text:p text:style-name="P1"><text:soft-page-break/><text:span text:style-name="T1">Origine des obsidiennes en zone tyrrhénienne </text:span></text:p>
      <text:p text:style-name="P2"/>
      <text:p text:style-name="P1"><text:span text:style-name="T2">Le kouros du Getty ou provenance incertaine : ce kouros grec a-t-il été taillé entre 540 et 520 avant J.C comme l’indiquait le vendeur alors que les historiens de l’art ne le connaissaient pas ou était-il plus récent et vieilli artificiellement ? La vente se négociait entre 10 et 15 millions d’euros </text:span></text:p>
      <text:p text:style-name="P2"/>
      <text:p text:style-name="P1"><text:span text:style-name="T1">Qu’est-ce qu’un marbre ?</text:span></text:p>
      <text:p text:style-name="P2"/>
      <text:p text:style-name="P1"><text:span text:style-name="T2">Au sens étymologique, le marbre vient du latin </text:span><text:span text:style-name="T4">marmor</text:span><text:span text:style-name="T2">, lui-même hérité du grec </text:span><text:span text:style-name="T4">marmaros </text:span><text:span text:style-name="T2">qui signifie brillant </text:span></text:p>
      <text:p text:style-name="P1"><text:span text:style-name="T2">Ainsi, au sens large, marbre désigne toute roche susceptible de prendre un beau poli </text:span></text:p>
      <text:p text:style-name="P1"><text:span text:style-name="T2">Pour le scientifique, le marbre est une roche calcaire formée de cristaux de calcite CaCO</text:span><text:span text:style-name="T8">3</text:span><text:span text:style-name="T2"> ou de dolomite (Ca, Mg) (CO</text:span><text:span text:style-name="T8">3</text:span><text:span text:style-name="T2">)</text:span><text:span text:style-name="T8">2</text:span><text:span text:style-name="T2"> souvent veinée de couleurs vairées et susceptibles de prendre un beau poli</text:span></text:p>
      <text:p text:style-name="P2"/>
      <text:p text:style-name="P1"><text:span text:style-name="T1">Localisation des carrières antiques de marbre </text:span></text:p>
      <text:p text:style-name="P2"/>
      <text:p text:style-name="P1"><text:span text:style-name="T2">Le marbre pentélique des îles des Cyclades, d’Anatolie et d’Italie (Carrare) a servi aux sculpteurs de la Grèce et de la Rome antique </text:span></text:p>
      <text:p text:style-name="P1"><text:span text:style-name="T2">Pendant l’ère mésozoïque (entre -225 et -65 millions d’années) cette zone était couverte par des mers tropicales </text:span></text:p>
      <text:p text:style-name="P1"><text:span text:style-name="T2">La sédimentation des coquilles d’animaux marins a formé d’épaisses couches de carbonate puis le métamorphique transforma ces dépôts en des lits de marbre blanc aujourd’hui immergé </text:span></text:p>
      <text:p text:style-name="P2"/>
      <text:p text:style-name="P1"><text:span text:style-name="T1">Le cycle des roches </text:span></text:p>
      <text:p text:style-name="P2"/>
      <text:p text:style-name="P1"><text:span text:style-name="T2">Les roches sont classées en 3 grandes familles :</text:span></text:p>
      <text:p text:style-name="P1"><text:span text:style-name="T2">- Roches magmatiques : provient du refroidissement d’un magma (aussi roche magmatique éruptive (ça sort du volcan) ou roche magmatique intrusive/plutonique (se solidifie à l’intérieur du volcan))</text:span></text:p>
      <text:p text:style-name="P1"><text:span text:style-name="T2">- Roches sédimentaires : provient d’une sédimentation, solidification d’une consolidation d’un sédiment (par érosion), diagenèse </text:span></text:p>
      <text:p text:style-name="P1"><text:span text:style-name="T2">- Roches métamorphiques : provient de la transformation à l’état solide de la roche déjà en place (magmatique, sédimentaire) </text:span></text:p>
      <text:p text:style-name="P1"><text:span text:style-name="T2">Dans le cas du marbre, il provient du métamorphisme de roches sédimentaires carbonatées </text:span></text:p>
      <text:p text:style-name="P1"><text:span text:style-name="T2">Agrégat de minéraux cristallisés </text:span></text:p>
      <text:p text:style-name="P1"><text:span text:style-name="T2">Niveau d’organisation de matière </text:span></text:p>
      <text:p text:style-name="P1"><text:span text:style-name="T2">Différents niveaux d’investigations </text:span></text:p>
      <text:p text:style-name="P1"><text:span text:style-name="T2">Composition chimique : nature des atomes : marbre : Ca, C, O</text:span></text:p>
      <text:p text:style-name="P1"><text:span text:style-name="T2">Structure cristalline du marbre : le marbre est une roche carbonatée, caractérisée par l’ion (CO</text:span><text:span text:style-name="T8">3</text:span><text:span text:style-name="T2">)</text:span><text:span text:style-name="T7">2</text:span><text:span text:style-name="T2">, et composée de 1 à 2 minéraux importants appartenant à la famille des carbonates :</text:span></text:p>
      <text:p text:style-name="P1"><text:soft-page-break/><text:span text:style-name="T2">- La calcite CaCo3 rhomboédrique (trigonal) </text:span></text:p>
      <text:p text:style-name="P1"><text:span text:style-name="T2">- La dolomite (Ca, Mg) (CO</text:span><text:span text:style-name="T8">3</text:span><text:span text:style-name="T2">)</text:span><text:span text:style-name="T7">2</text:span><text:span text:style-name="T2"> rhomboédrique </text:span></text:p>
      <text:p text:style-name="P1"><text:span text:style-name="T2">Il y a 14 réseaux cristallins possibles </text:span></text:p>
      <text:p text:style-name="P2"/>
      <text:p text:style-name="P1"><text:span text:style-name="T1">Analyse des isotopes présents dans le kouroi </text:span></text:p>
      <text:p text:style-name="P2"/>
      <text:p text:style-name="P1"><text:span text:style-name="T2">Par comparaison avec des sources de marbre antiques, le marbre du kouros provient de Thassos </text:span></text:p>
      <text:p text:style-name="P1"><text:span text:style-name="T2">On ne peut pas faire des études de provenance sans référentiel, des prélèvements sont faits dans chaque source potentielle </text:span></text:p>
      <text:p text:style-name="P2"/>
      <text:p text:style-name="P1"><text:span text:style-name="T1">Les yeux d’Ishtar </text:span></text:p>
      <text:p text:style-name="P2"/>
      <text:p text:style-name="P1"><text:span text:style-name="T2">La déesse Ishtar qui provient de Babylone en Mésopotamie (III-IIème siècle avant J.C) </text:span></text:p>
      <text:p text:style-name="P1"><text:span text:style-name="T2">Déesse de la guerre et de la sexualité </text:span></text:p>
      <text:p text:style-name="P1"><text:span text:style-name="T2">Découverte en 1862, conservée au Louvre </text:span></text:p>
      <text:p text:style-name="P1"><text:span text:style-name="T2">Les yeux et le nombril sont des rubis ou verres colorés ?</text:span></text:p>
      <text:p text:style-name="P1"><text:span text:style-name="T2">Analyse élémentaire par spectrométrie </text:span></text:p>
      <text:p text:style-name="P1"><text:span text:style-name="T2">Il s’agit de connaître, identifier les atomes par le jeu des interactions matière/rayonnement </text:span></text:p>
      <text:p text:style-name="P1"><text:span text:style-name="T2">Principe de l’analyse par accélérateur : </text:span></text:p>
      <text:p text:style-name="P1"><text:span text:style-name="T2">Accélérateur de particules émettant des ions sur les atomes de la cible </text:span></text:p>
      <text:p text:style-name="P1"><text:span text:style-name="T2">Réémission des ions par rayon X et particules vers un détecteur de particules </text:span></text:p>
      <text:p text:style-name="P1"><text:span text:style-name="T2">2 détecteurs de haute énergie pour un spectre de haute énergie </text:span></text:p>
      <text:p text:style-name="P1"><text:span text:style-name="T2">Le rubis est à base d’oxyde d’aluminium (Al</text:span><text:span text:style-name="T8">2</text:span><text:span text:style-name="T2">O</text:span><text:span text:style-name="T8">3</text:span><text:span text:style-name="T2">) </text:span></text:p>
      <text:p text:style-name="P1"><text:span text:style-name="T2">L’oxyde pur, corindon est un cristal incolore avec une dureté entre l’émeraude et le diamant </text:span></text:p>
      <text:p text:style-name="P1"><text:span text:style-name="T2">Des traces de chrome donne au rubis sa couleur rouge </text:span></text:p>
      <text:p text:style-name="P1"><text:span text:style-name="T2">Provenance du rubis de la statuette Parthe (déesse Ishtar) :</text:span></text:p>
      <text:p text:style-name="P1"><text:span text:style-name="T2">Le rubis provient d’une mine birmane donc existence de routes commerciales entre la Mésopotamie et l’Extrême Orient </text:span></text:p>
      <text:p text:style-name="P2"/>
      <text:p text:style-name="P1"><text:span text:style-name="T1">Les grenats mérovingiens </text:span></text:p>
      <text:p text:style-name="P2"/>
      <text:p text:style-name="P1"><text:span text:style-name="T1">Les parures de Carnac </text:span></text:p>
      <text:p text:style-name="P2"/>
      <text:p text:style-name="P1"><text:span text:style-name="T2">En comparant plusieurs échantillons avec AGLAE, Guirec Querré, ingénieur de recherche à l’université de Rennes, a réussi à percer le mystère des origines d’objets en callaïs, des roches bleues ou vertes, de Carnac </text:span></text:p>
      <text:p text:style-name="P2"/>
      <text:p text:style-name="P1"><text:span text:style-name="T1">Origine des rhyolites (en Corse) </text:span></text:p>
      <text:p text:style-name="P2"/>
      <text:p text:style-name="P1"><text:span text:style-name="T2">Roche volcanique acide : microlitique et rares phénocristaux </text:span></text:p>
      <text:p text:style-name="P1"><text:span text:style-name="T2">Fabrication d’outils tranchants et/ou perçants (pointes de flèches, couteaux, grattoirs…) </text:span></text:p>
      <text:p text:style-name="P1"><text:span text:style-name="T2">Mobilité des groupes humains durant la préhistoire récente en Corse : </text:span></text:p>
      <text:p text:style-name="P1"><text:soft-page-break/><text:span text:style-name="T2">-Organisation des territoires</text:span></text:p>
      <text:p text:style-name="P1"><text:span text:style-name="T2">- Echanges et interculturalités </text:span></text:p>
      <text:p text:style-name="P1"><text:span text:style-name="T2">Exploitation des matières premières : </text:span></text:p>
      <text:p text:style-name="P1"><text:span text:style-name="T2">- Gestion de l’environnement </text:span></text:p>
      <text:p text:style-name="P1"><text:span text:style-name="T2">- Systèmes techniques et chaîne opératoire </text:span></text:p>
      <text:p text:style-name="P2"/>
      <text:p text:style-name="P1"><text:span text:style-name="T1">Origine des silex : approche pétro archéologique </text:span></text:p>
      <text:p text:style-name="P2"/>
      <text:p text:style-name="P1"><text:span text:style-name="T6">Un cadre méthodologique et technique : </text:span></text:p>
      <text:p text:style-name="P1"><text:span text:style-name="T2">- Nécessite de connaître l’histoire de la totalité de la chaîne évolutive des silices (diagenèse et phases altérodétritiques) </text:span></text:p>
      <text:p text:style-name="P1"><text:span text:style-name="T2">- Une méthode intégrant des considérants : </text:span></text:p>
      <text:p text:style-name="P1"><text:span text:style-name="T2"><text:tab/>- Stratigraphie </text:span></text:p>
      <text:p text:style-name="P1"><text:span text:style-name="T2"><text:tab/>- Paléogéographiques </text:span></text:p>
      <text:p text:style-name="P1"><text:span text:style-name="T2"><text:tab/>- Taphonomiques </text:span></text:p>
      <text:p text:style-name="P1"><text:span text:style-name="T2">- Optimisation des modes d’observation à différentes échelles </text:span></text:p>
      <text:p text:style-name="P1"><text:span text:style-name="T2">- Choix et croisement des éléments pertinents </text:span></text:p>
      <text:p text:style-name="P1"><text:span text:style-name="T2">Les éléments pertinents : </text:span></text:p>
      <text:p text:style-name="P1"><text:span text:style-name="T2">- Type de silicification (dalle, plaque, nodule, rognon, galet, taille variée…) </text:span></text:p>
      <text:p text:style-name="P1"><text:span text:style-name="T2">- Patine (couleur) </text:span></text:p>
      <text:p text:style-name="P1"><text:span text:style-name="T2">- Cortex (présent-absent, calcaire, siliceux, piqueté, roulé, épaisseur) </text:span></text:p>
      <text:p text:style-name="P1"><text:span text:style-name="T2">- Planctons (palynoplantologie, nanoplanctons) </text:span></text:p>
      <text:p text:style-name="P1"><text:span text:style-name="T2">- Microfossiles (mollusques, foraminifères, bryozoaires, ostracodes, radiolaires…) </text:span></text:p>
      <text:p text:style-name="P1"><text:span text:style-name="T2">- Constituants (infraclasse, oolithe, pellet, bioclaste)</text:span></text:p>
      <text:p text:style-name="P1"><text:span text:style-name="T2">- Inclusions (oxyde de fer, microgéodes, fissures, calcédoine, cristaux de quartz, feldspath) </text:span></text:p>
      <text:p text:style-name="P1"><text:span text:style-name="T2">- Textures en % (packstone, wackestone, mudstone, grainstone)</text:span></text:p>
      <text:p text:style-name="P1"><text:span text:style-name="T2">- Trame (homogène, zoné, lité, tacheté, veiné, bréchique, inclusion, marbré) </text:span></text:p>
      <text:p text:style-name="P1"><text:span text:style-name="T2">- Teinte (couleur intense ou claire) </text:span></text:p>
      <text:p text:style-name="P1"><text:span text:style-name="T2">- Opacité (translucide, sub-translucide, sub-opaque, mat, gras)</text:span></text:p>
      <text:p text:style-name="P1"><text:span text:style-name="T2">Synthèse et croisement des caractères : fiche d’identité </text:span></text:p>
      <text:p text:style-name="P2"/>
      <text:p text:style-name="P1"><text:span text:style-name="T2">Méthode PIXE (Particule Induced X-Ray Emission) : </text:span></text:p>
      <text:p text:style-name="P1"><text:span text:style-name="T2">- Gamme de Z (Z&gt;10) (E&gt;1keV) (Chaque rayon X a une énergie particulière liée à la nature du numéro atomique Z)</text:span></text:p>
      <text:p text:style-name="P1"><text:span text:style-name="T2">- Faisceau incident (protons de 3MeV) </text:span></text:p>
      <text:p text:style-name="P1"><text:span text:style-name="T2">- Courant réduit (diminuer l’intensité du courant permet de diminuer l’impact sur les œuvres) (environ 10</text:span><text:span text:style-name="T7">-9</text:span><text:span text:style-name="T2">A -&gt; sans dommage) </text:span></text:p>
      <text:p text:style-name="P1"><text:span text:style-name="T2">- Haute sensibilité (environ 10</text:span><text:span text:style-name="T7">-6</text:span><text:span text:style-name="T2">g/g) (signifie une méthode capable de voir des éléments en très faible quantité dans la matière, éléments traces) </text:span></text:p>
      <text:p text:style-name="P1"><text:span text:style-name="T2">- Profondeur analysée (1-50 </text:span><text:span text:style-name="T3">μ</text:span><text:span text:style-name="T2">m) (reste une analyse de surface, si la sonde ne pénètre dans la matière qu’entre ces données) </text:span></text:p>
      <text:p text:style-name="P1"><text:span text:style-name="T2">- Diamètre de faisceau (1-30 </text:span><text:span text:style-name="T3">μ</text:span><text:span text:style-name="T2">m) (capacité de séparer des éléments dans les œuvres d’arts) </text:span></text:p>
      <text:p text:style-name="P1"><text:span text:style-name="T1">Ions projetés dans l’air : le faisceau extrait </text:span></text:p>
      <text:p text:style-name="P2"/>
      <text:p text:style-name="P1"><text:soft-page-break/><text:span text:style-name="T2">Avantages :</text:span></text:p>
      <text:p text:style-name="P1"><text:span text:style-name="T2">- Analyses d’objets de taille et de forme quelconque </text:span></text:p>
      <text:p text:style-name="P1"><text:span text:style-name="T2">- Pas de prélèvements ni de préparation </text:span></text:p>
      <text:p text:style-name="P1"><text:span text:style-name="T2">- Volume sondé </text:span><text:span text:style-name="T3">30 μ</text:span><text:span text:style-name="T2">m</text:span><text:span text:style-name="T7">3</text:span><text:span text:style-name="T2"> : sélection de détails </text:span></text:p>
      <text:p text:style-name="P1"><text:span text:style-name="T2">- Cartographie de répartition élémentaire (à l’échelle micro et macroscopique) </text:span></text:p>
      <text:p text:style-name="P1"><text:span text:style-name="T6">Cartographie élémentaire à petite échelle (mm), déterminer la provenance du lapis-lazuli </text:span></text:p>
      <text:p text:style-name="P1"><text:span text:style-name="T2">Lapis Lazuli : Lazurite </text:span></text:p>
      <text:p text:style-name="P1"><text:span text:style-name="T6">Identification des phases minérales du lapis Afghan : </text:span></text:p>
      <text:p text:style-name="P1"><text:span text:style-name="T2">IRAMAT : Institut de Recherche sur les Archéomatériaux</text:span></text:p>
      <text:p text:style-name="P2"/>
      <text:p text:style-name="P1"><text:span text:style-name="T1">Amphores de Loron (Croatie) </text:span></text:p>
      <text:p text:style-name="P2"/>
      <text:p text:style-name="P1"><text:span text:style-name="T2">Origine des argiles employées pour la fabrication des amphores ?</text:span></text:p>
      <text:p text:style-name="P1"><text:span text:style-name="T2">Constituer un référentiel de la production : circulation ?</text:span></text:p>
      <text:p text:style-name="P1"><text:span text:style-name="T2">Aucune correspondance d’après le graphique entre les amphores de Loron et les sédiments donc un mélange de sédiments </text:span></text:p>
      <text:p text:style-name="P1"><text:span text:style-name="T2">Céramique archéologique : </text:span></text:p>
      <text:p text:style-name="P1"><text:span text:style-name="T2">- Sédiment argileux = minéraux argileux + inclusions non plastiques + dégraissant lithique, organique…</text:span></text:p>
      <text:p text:style-name="P1"><text:span text:style-name="T6">Apport de l’approche ethnographique : </text:span></text:p>
      <text:p text:style-name="P1"><text:span text:style-name="T2">Questionnement autour des matières premières </text:span></text:p>
      <text:p text:style-name="P1"><text:span text:style-name="T2">- Archéologique : </text:span></text:p>
      <text:p text:style-name="P1"><text:span text:style-name="T2"><text:tab/>- Connaître la variabilité en ressource en matières premières d’un territoire et la <text:tab/>stratégie d’approvisionnement au cours du temps </text:span></text:p>
      <text:p text:style-name="P1"><text:span text:style-name="T2"><text:tab/>- Traitement apporté aux matières premières </text:span></text:p>
      <text:p text:style-name="P1"><text:span text:style-name="T2">- Archéométrique : </text:span></text:p>
      <text:p text:style-name="P1"><text:span text:style-name="T2"><text:tab/>- Eprouver nos modèles en analysant l’ensemble de la chaîne opératoire </text:span></text:p>
      <text:p text:style-name="P1"><text:span text:style-name="T2"><text:tab/><text:tab/>- Un référentiel pour l’archéologie intégrant les pratiques </text:span></text:p>
      <text:p text:style-name="P1"><text:span text:style-name="T2">Approche archéométrique : </text:span></text:p>
      <text:p text:style-name="P1"><text:span text:style-name="T2">Matériau entre sciences physiques, chimie, sciences de la terre, expérimentation </text:span></text:p>
      <text:p text:style-name="P1"><text:span text:style-name="T2">Comment :</text:span></text:p>
      <text:p text:style-name="P1"><text:span text:style-name="T2">- Méthodes de laboratoire (propre à chaque discipline, physique, chimie)</text:span></text:p>
      <text:p text:style-name="P1"><text:span text:style-name="T2">- Terrain (géologue) </text:span></text:p>
      <text:p text:style-name="P1"><text:span text:style-name="T2">- Expérimentation (récréation) </text:span></text:p>
      <text:p text:style-name="P1"><text:span text:style-name="T2">Permet de mettre en exergue les notions de stratégie d’occupation des territoires et des informations d’ordre économique (circulation et diffusion) et les procédés de fabrication </text:span></text:p>
      <text:p text:style-name="P1"><text:span text:style-name="T2">Réponses : </text:span></text:p>
      <text:p text:style-name="P1"><text:span text:style-name="T2">- Environnementales : provenance des matériaux utilisés </text:span></text:p>
      <text:p text:style-name="P1"><text:span text:style-name="T2">- Anthropologiques : les traitements appliqués à la matière première </text:span></text:p>
      <text:p text:style-name="P2"/>
      <text:p text:style-name="P2"/>
      <text:p text:style-name="P2"/>
      <text:p text:style-name="P1"><text:span text:style-name="T1">La vallée de la Falémé (Sénégal)</text:span></text:p>
      <text:p text:style-name="P2"/>
      <text:p text:style-name="P1"><text:soft-page-break/><text:span text:style-name="T2">Objectif général : reconstituer une histoire et une anthropologie des techniques au Sénégal oriental </text:span></text:p>
      <text:p text:style-name="P1"><text:span text:style-name="T2">Objectifs liés à la céramique : </text:span></text:p>
      <text:p text:style-name="P1"><text:span text:style-name="T2">- Documenter les productions céramiques de la Falémé et de leurs liens avec les identités, l’histoire du peuplement et le développement des royaumes précoloniaux </text:span></text:p>
      <text:p text:style-name="P1"><text:span text:style-name="T2">- Constituer des référentiels dans les domaines techniques (pâtes, façonnage, décors, cuisson) et fonctionnels (morphométrie + reconnaissance des dépôts et usures) </text:span></text:p>
      <text:p text:style-name="P1"><text:span text:style-name="T2">Quelle démarche analytique : (investiguer au niveau de la pétrographie et de la minéralogie, la composition géochimique) </text:span></text:p>
      <text:p text:style-name="P1"><text:span text:style-name="T2">- Sources - provenance </text:span></text:p>
      <text:p text:style-name="P1"><text:span text:style-name="T2">- Pratiques potières (sous contrôle de paramètres environnementaux, fonctionnels et culturels) </text:span></text:p>
      <text:p text:style-name="P1"><text:span text:style-name="T2">Interrogation des pratiques culturelles </text:span></text:p>
      <text:p text:style-name="P1"><text:span text:style-name="T2">Des gisements variés : cartographie des sources potentielles </text:span></text:p>
      <text:p text:style-name="P1"><text:span text:style-name="T2">Apport de l’ethnographie à nos questionnements </text:span></text:p>
      <text:p text:style-name="P1"><text:span text:style-name="T2">Quel sens donner aux groupes de composition chimique et/ ou pétrographiques ?</text:span></text:p>
      <text:p text:style-name="P1"><text:span text:style-name="T2">- Groupes culturels ?</text:span></text:p>
      <text:p text:style-name="P1"><text:span text:style-name="T2">- Entités politiques (royaumes) ?</text:span></text:p>
      <text:p text:style-name="P1"><text:span text:style-name="T2">- Sphère d’endogamie ?</text:span></text:p>
      <text:p text:style-name="P1"><text:span text:style-name="T2">- Communauté de production ?</text:span></text:p>
      <text:p text:style-name="P2"/>
      <text:p text:style-name="P1"><text:span text:style-name="T1">Cathédrale de Bourges, 1195 - 1214 </text:span></text:p>
      <text:p text:style-name="P2"/>
      <text:p text:style-name="P1"><text:span text:style-name="T2">Datation par Carbone 14 car charbon utilisé dans le fer </text:span></text:p>
      <text:p text:style-name="P1"><text:span text:style-name="T2">D’où vient le fer de la cathédrale de Bourges ?</text:span></text:p>
      <text:p text:style-name="P1"><text:span text:style-name="T2">Isoler les sources potentielles : </text:span></text:p>
      <text:p text:style-name="P1"><text:span text:style-name="T2">- Forêt d’Allogny : 8 sites, 144 scories </text:span></text:p>
      <text:p text:style-name="P1"><text:span text:style-name="T2">- Région de Nozières : 5 sites, 75 scories, 5 demi-produits </text:span></text:p>
      <text:p text:style-name="P1"><text:span text:style-name="T2">L’analyse discriminante montre la compatibilité entre les sites de prélèvements et le fer de la cathédrale <text:s/></text:span></text:p>
      <text:p text:style-name="P2"/>
      <text:p text:style-name="P1"><text:span text:style-name="T1">Dégradation </text:span></text:p>
      <text:p text:style-name="P2"/>
      <text:p text:style-name="P1"><text:span text:style-name="T2">Les œuvres d’art ont une sensibilité particulière pour le temps </text:span></text:p>
      <text:p text:style-name="P1"><text:span text:style-name="T2">On va considérer ce concept de temps a une action destructrice du passé qui va s’exercer sur la matière </text:span></text:p>
      <text:p text:style-name="P1"><text:span text:style-name="T2">Si la matérialité des œuvres est mise à mal c’est la mémoire collective qui est mise en danger </text:span></text:p>
      <text:p text:style-name="P1"><text:span text:style-name="T2">La science des matériaux confirme la constante transformation des œuvres avec des causes naturelles et des causes anthropiques </text:span></text:p>
      <text:p text:style-name="P1"><text:span text:style-name="T2">Les œuvres font face au vieillissement et à la dégradation </text:span></text:p>
      <text:p text:style-name="P2"/>
      <text:p text:style-name="P1"><text:span text:style-name="T2">Selon le Grand Robert l’altération est un changement, une modification en mal par rapport à un état normal </text:span></text:p>
      <text:p text:style-name="P1"><text:span text:style-name="T2">Selon le Robert la dégradation est la perte de grade </text:span></text:p>
      <text:p text:style-name="P1"><text:soft-page-break/><text:span text:style-name="T2">Il faut attendre 1680 pour avoir la définition comme étant le dégât, le délabrement de quelque chose </text:span></text:p>
      <text:p text:style-name="P1"><text:span text:style-name="T2">Même pour des matériaux de l’art contemporain comme le plastique sont en danger </text:span></text:p>
      <text:p text:style-name="P1"><text:span text:style-name="T2">Il y a quelques années il y a eu le Popart, un programme de conservation du plastique dans les musées </text:span></text:p>
      <text:p text:style-name="P2"/>
      <text:p text:style-name="P1"><text:span text:style-name="T1">Facteurs de dégradation et d’altération </text:span></text:p>
      <text:p text:style-name="P2"/>
      <text:p text:style-name="P1"><text:span text:style-name="T5">Facteurs intrinsèques </text:span></text:p>
      <text:p text:style-name="P2"/>
      <text:p text:style-name="P1"><text:span text:style-name="T2">Facteurs qui sont propre à l’objet, à la matière : chimie / minéralogie, propriétés pétro physiques / mécaniques</text:span></text:p>
      <text:p text:style-name="P2"/>
      <text:p text:style-name="P1"><text:span text:style-name="T5">Facteurs extrinsèques </text:span></text:p>
      <text:p text:style-name="P2"/>
      <text:p text:style-name="P1"><text:span text:style-name="T2">Facteurs qui sont extérieurs à l’objet : eau, sels solubles, pollutions, altération biologique…</text:span></text:p>
      <text:p text:style-name="P2"/>
      <text:p text:style-name="P1"><text:span text:style-name="T2">-&gt; Facteurs naturels : climat, lumière, bio détérioration, inondation, éruption volcanique…</text:span></text:p>
      <text:p text:style-name="P1"><text:span text:style-name="T2">-&gt; Facteurs anthropiques : pollutions, incendies, vols, guerres…</text:span></text:p>
      <text:p text:style-name="P2"/>
      <text:p text:style-name="P1"><text:span text:style-name="T2">C’est rarement un paramètre qui agît sur une œuvre dans sa dégradation c’est souvent une multitude de paramètres qui vont entraîner la chute d’une œuvre </text:span></text:p>
      <text:p text:style-name="P2"/>
      <text:p text:style-name="P1"><text:span text:style-name="T1">Les causes naturelles </text:span></text:p>
      <text:p text:style-name="P2"/>
      <text:p text:style-name="P1"><text:span text:style-name="T1">Climat : température et humidité </text:span></text:p>
      <text:p text:style-name="P2"/>
      <text:p text:style-name="P1"><text:span text:style-name="T2">Température en °C ou en °F </text:span></text:p>
      <text:p text:style-name="P1"><text:span text:style-name="T2">Une température normale n’a pas forcement de conséquence </text:span></text:p>
      <text:p text:style-name="P1"><text:span text:style-name="T2">En dessous de 0° on a l’œuvre qui peut avoir une </text:span></text:p>
      <text:p text:style-name="P1"><text:span text:style-name="T2">Si on dépasse les 30° l’œuvre peut avoir des transformations physiques ou chimiques</text:span></text:p>
      <text:p text:style-name="P1"><text:span text:style-name="T2">Cette température voit un rôle indirecte important </text:span></text:p>
      <text:p text:style-name="P1"><text:span text:style-name="T2">La température agît sur l’humidité relative de l’air </text:span></text:p>
      <text:p text:style-name="P1"><text:span text:style-name="T2">C’est ce qui est à l’origine de la condensation </text:span></text:p>
      <text:p text:style-name="P1"><text:span text:style-name="T2">Toujours lié à cette présence d’eau, on a sur les vitraux l’eau qui condense </text:span></text:p>
      <text:p text:style-name="P1"><text:span text:style-name="T2">L’eau a généré d’autres types de condensations </text:span></text:p>
      <text:p text:style-name="P1"><text:span text:style-name="T2">On a des encroûtements sur le vitrail, on a de la corrosion</text:span></text:p>
      <text:p text:style-name="P1"><text:span text:style-name="T2">Le haut degré d’humidité n’est pas forcément le problème </text:span></text:p>
      <text:p text:style-name="P1"><text:span text:style-name="T2">Ce qui pose un problème c’est surtout la variation de l’environnement </text:span></text:p>
      <text:p text:style-name="P1"><text:span text:style-name="T2">Tant que les conditions environnementales sont stables il n’y a de problème, quand elles changent c’est là que commence les altérations </text:span></text:p>
      <text:p text:style-name="P2"/>
      <text:p text:style-name="P1"><text:span text:style-name="T1">La lumière et ses effets destructeurs </text:span></text:p>
      <text:p text:style-name="P2"><text:soft-page-break/></text:p>
      <text:p text:style-name="P1"><text:span text:style-name="T2">La lumière porte de l’énergie </text:span></text:p>
      <text:p text:style-name="P1"><text:span text:style-name="T2">La matière existe parce qu’il y a une énergie qui permet d’être attaché </text:span></text:p>
      <text:p text:style-name="P1"><text:span text:style-name="T2">Ces énergies de liaisons des atomes sont portées par la lumière </text:span></text:p>
      <text:p text:style-name="P1"><text:span text:style-name="T2">La conséquence est que la lumière va altérer de manière durable, c’est ce qu’on appelle la photo dégradation </text:span></text:p>
      <text:p text:style-name="P1"><text:span text:style-name="T2">Les ultraviolets vont provoquer des réactions ultra chimiques </text:span></text:p>
      <text:p text:style-name="P1"><text:span text:style-name="T2">Les infrarouges vont créer des échauffements de la matière </text:span></text:p>
      <text:p text:style-name="P1"><text:span text:style-name="T2">Avec les ultraviolets il va y avoir un blanchiment de l’œuvre </text:span></text:p>
      <text:p text:style-name="P2"/>
      <text:p text:style-name="P1"><text:span text:style-name="T1">Altérations biologiques et biochimiques : biodégradations </text:span></text:p>
      <text:p text:style-name="P2"/>
      <text:p text:style-name="P1"><text:span text:style-name="T2">On a dans ces dégradations : on a les microorganismes, les végétaux et les animaux </text:span></text:p>
      <text:p text:style-name="P1"><text:span text:style-name="T2">On a des procaryotes unicellulaires qui sont les bactéries </text:span></text:p>
      <text:p text:style-name="P1"><text:span text:style-name="T2">On va avoir certains microorganismes qui vont être plutôt de type animal, de type végétal</text:span></text:p>
      <text:p text:style-name="P1"><text:span text:style-name="T2">Dans le vivant c’est la question des virus </text:span></text:p>
      <text:p text:style-name="P2"/>
      <text:p text:style-name="P1"><text:span text:style-name="T1">Les micro-organismes </text:span></text:p>
      <text:p text:style-name="P2"/>
      <text:p text:style-name="P1"><text:span text:style-name="T1">Les algues </text:span></text:p>
      <text:p text:style-name="P2"/>
      <text:p text:style-name="P1"><text:span text:style-name="T2">Les algues sont des organismes chlorophylliens </text:span></text:p>
      <text:p text:style-name="P1"><text:span text:style-name="T2">La chlorophylle leur permet de créer le phénomène de photosynthèse </text:span></text:p>
      <text:p text:style-name="P1"><text:span text:style-name="T2">L’algue a un simple thalle sans tige ni feuille </text:span></text:p>
      <text:p text:style-name="P1"><text:span text:style-name="T2">L’algue recouvre des couches plus ou moins épaisses </text:span></text:p>
      <text:p text:style-name="P2"/>
      <text:p text:style-name="P1"><text:span text:style-name="T1">Bactéries </text:span></text:p>
      <text:p text:style-name="P2"/>
      <text:p text:style-name="P1"><text:span text:style-name="T2">Les microbiologistes ont l’habitude de classer les bactéries en fonction de leur métabolise (moyen de produire la matière) </text:span></text:p>
      <text:p text:style-name="P1"><text:span text:style-name="T2">Est-ce quelles sont hétérotrophes ou autotrophes ?</text:span></text:p>
      <text:p text:style-name="P1"><text:span text:style-name="T2">La salade est un mécanisme autotrophe </text:span></text:p>
      <text:p text:style-name="P1"><text:span text:style-name="T2">Les humains sont hétérotrophes </text:span></text:p>
      <text:p text:style-name="P2"/>
      <text:p text:style-name="P2"/>
      <text:p text:style-name="P2"/>
      <text:p text:style-name="P1"><text:span text:style-name="T1">Champignon </text:span></text:p>
      <text:p text:style-name="P2"/>
      <text:p text:style-name="P1"><text:span text:style-name="T2">Organe végétatif : thalle composé de filaments (hyphes) ramifiés </text:span></text:p>
      <text:p text:style-name="P1"><text:span text:style-name="T2">C’est cela qui va constituer le mycélium c’est ce que l’on voit à l’œil nu </text:span></text:p>
      <text:p text:style-name="P1"><text:span text:style-name="T2">Les champignons vont pouvoir coloniser par extension et ramification des hyphes </text:span></text:p>
      <text:p text:style-name="P2"/>
      <text:p text:style-name="P1"><text:span text:style-name="T1">Lichen </text:span></text:p>
      <text:p text:style-name="P2"><text:soft-page-break/></text:p>
      <text:p text:style-name="P1"><text:span text:style-name="T2">Le lichen est la symbiose (association) d’une algue et d’un champignon </text:span></text:p>
      <text:p text:style-name="P1"><text:span text:style-name="T2">Ce lichen s’accroche par les hyphes de l’algue au support </text:span></text:p>
      <text:p text:style-name="P2"/>
      <text:p text:style-name="P1"><text:span text:style-name="T1">Les végétaux </text:span></text:p>
      <text:p text:style-name="P2"/>
      <text:p text:style-name="P1"><text:span text:style-name="T2">Biodégradations physiques ou mécaniques </text:span></text:p>
      <text:p text:style-name="P2"/>
      <text:p text:style-name="P1"><text:span text:style-name="T2">L’installation de la vie est quelque chose de programmé </text:span></text:p>
      <text:p text:style-name="P1"><text:span text:style-name="T2">Les lichens vont commencer à dégrader le support et par son action va générer un proto-sol (terre) </text:span></text:p>
      <text:p text:style-name="P4"/>
      <text:p text:style-name="P1"><text:span text:style-name="T1">Les animaux </text:span></text:p>
      <text:p text:style-name="P2"/>
      <text:p text:style-name="P1"><text:span text:style-name="T1">Insecte </text:span></text:p>
      <text:p text:style-name="P2"/>
      <text:p text:style-name="P1"><text:span text:style-name="T2">Ce sont des ravageurs en nombre important </text:span></text:p>
      <text:p text:style-name="P1"><text:span text:style-name="T2">Ils ont une spécialisation, une petite taille, une mobilité, une capacité sensorielle et fécondité importante </text:span></text:p>
      <text:p text:style-name="P1"><text:span text:style-name="T2">Menace constante pour les collections </text:span></text:p>
      <text:p text:style-name="P1"><text:span text:style-name="T2">Deux espèces prédominent : </text:span></text:p>
      <text:p text:style-name="P1"><text:span text:style-name="T2">Kératinophages : capables de digérer la kératine </text:span></text:p>
      <text:p text:style-name="P1"><text:span text:style-name="T2">Xylophages : capable de digérer le bois (lignine et la cellulose) </text:span></text:p>
      <text:p text:style-name="P2"/>
      <text:p text:style-name="P1"><text:span text:style-name="T1">Rongeur </text:span></text:p>
      <text:p text:style-name="P2"/>
      <text:p text:style-name="P1"><text:span text:style-name="T2">Mammifère les plus répandus dans les domaines agricoles et commerciaux </text:span></text:p>
      <text:p text:style-name="P1"><text:span text:style-name="T2">Causent des dégâts en récoltant des matière pour construire leurs « nids »  et s’aménagent des refuges dans des lieux abrités </text:span></text:p>
      <text:p text:style-name="P2"/>
      <text:p text:style-name="P1"><text:span text:style-name="T1">Oiseau et chauve-souris </text:span></text:p>
      <text:p text:style-name="P2"/>
      <text:p text:style-name="P1"><text:span text:style-name="T2">Oiseaux : Nids et déjections souillent / dégradent les structures </text:span></text:p>
      <text:p text:style-name="P1"><text:span text:style-name="T2">Nids abritent des parasites </text:span></text:p>
      <text:p text:style-name="P1"><text:span text:style-name="T2">Poussière de source aviaire favorise le développement des zoonoses virales et bactériennes et causer des réactions allergiques chroniques </text:span></text:p>
      <text:p text:style-name="P1"><text:span text:style-name="T2">Chauve-souris : risques similaires à ceux des oiseaux</text:span></text:p>
      <text:p text:style-name="P2"/>
      <text:p text:style-name="P1"><text:span text:style-name="T1">Les fureurs de la Terre </text:span></text:p>
      <text:p text:style-name="P4"/>
      <text:p text:style-name="P1"><text:span text:style-name="T1">Menaces </text:span></text:p>
      <text:p text:style-name="P2"/>
      <text:p text:style-name="P1"><text:span text:style-name="T2">Inondations </text:span></text:p>
      <text:p text:style-name="P1"><text:soft-page-break/><text:span text:style-name="T2">Vent</text:span></text:p>
      <text:p text:style-name="P1"><text:span text:style-name="T2">Foudre </text:span></text:p>
      <text:p text:style-name="P1"><text:span text:style-name="T2">Tempêtes / ouragans / tsunami </text:span></text:p>
      <text:p text:style-name="P2"/>
      <text:p text:style-name="P1"><text:span text:style-name="T1">Les inondations </text:span></text:p>
      <text:p text:style-name="P2"/>
      <text:p text:style-name="P1"><text:span text:style-name="T2">En 1966, on a des pluies torrentielles sur l’Italie qui font débordent les eaux et détruisent de nombreuses œuvres notamment à Florence <text:s/></text:span></text:p>
      <text:p text:style-name="P2"/>
      <text:p text:style-name="P1"><text:span text:style-name="T1">Les dégradations éoliennes </text:span></text:p>
      <text:p text:style-name="P2"/>
      <text:p text:style-name="P1"><text:span text:style-name="T2">On a des vents de sable qui dégradent les œuvres </text:span></text:p>
      <text:p text:style-name="P2"/>
      <text:p text:style-name="P1"><text:span text:style-name="T1">Actions de la foudre </text:span></text:p>
      <text:p text:style-name="P2"/>
      <text:p text:style-name="P1"><text:span text:style-name="T2">Les clochers d’Eglise sont sensibles à la chute de la foudre </text:span></text:p>
      <text:p text:style-name="P1"><text:span text:style-name="T2">On a des trous liés à l’impact de foudre sur les clochers </text:span></text:p>
      <text:p text:style-name="P2"/>
      <text:p text:style-name="P1"><text:span text:style-name="T1">Des tempêtes et des naufrages </text:span></text:p>
      <text:p text:style-name="P2"/>
      <text:p text:style-name="P1"><text:span text:style-name="T2">Naufrages et tempêtes peuvent être la cause de destruction brutale </text:span></text:p>
      <text:p text:style-name="P1"><text:span text:style-name="T2">Ils causent des destructions et des disparations d’œuvres d’art </text:span></text:p>
      <text:p text:style-name="P2"/>
      <text:p text:style-name="P1"><text:span text:style-name="T1">Les fureurs géologiques </text:span></text:p>
      <text:p text:style-name="P2"/>
      <text:p text:style-name="P1"><text:span text:style-name="T2">Tremblement de terre en 1997 en Italie qui détruit des fresques à Saint François d’Assise en Italie </text:span></text:p>
      <text:p text:style-name="P2"/>
      <text:p text:style-name="P1"><text:span text:style-name="T1">Les causes anthropologiques </text:span></text:p>
      <text:p text:style-name="P2"/>
      <text:p text:style-name="P1"><text:span text:style-name="T1">La pollution </text:span></text:p>
      <text:p text:style-name="P2"/>
      <text:p text:style-name="P1"><text:span text:style-name="T2">La pollution va de la pollution de l’air à l’intérieur des musées, des salles d’expositions, des vitrines, des réserves des tiroirs et de l’air environnant les monuments </text:span></text:p>
      <text:p text:style-name="P1"><text:span text:style-name="T2">Il crée des dégradations irréversibles des œuvres </text:span></text:p>
      <text:p text:style-name="P1"><text:span text:style-name="T2">Les principales sources sont les sources fixes de combustion, les sources mobiles et diffuses, les émissions de produits chimiques et les milieux naturels </text:span></text:p>
      <text:p text:style-name="P1"><text:span text:style-name="T2">Une conséquence importante de la présence de ces polluants est par exemple le développement de zone grise et noire sur les bâtiments </text:span></text:p>
      <text:p text:style-name="P1"><text:span text:style-name="T2">Ces croûtes noires sont en fait le résultat de la précipitation de gypses et de particules présentes dans l’air </text:span></text:p>
      <text:p text:style-name="P1"><text:span text:style-name="T2">Ces particules vont adhérer à la surface par la présence d’un sulfate de calcium </text:span></text:p>
      <text:p text:style-name="P2"/>
      <text:p text:style-name="P1"><text:soft-page-break/><text:span text:style-name="T1">Les incendies </text:span></text:p>
      <text:p text:style-name="P2"/>
      <text:p text:style-name="P1"><text:span text:style-name="T2">C’est une cause importante de disparition d’œuvres d’art </text:span></text:p>
      <text:p text:style-name="P1"><text:span text:style-name="T2">Les sources d’inflammation sont les sources extérieurs et naturelles, les sources électriques, la proximité de matières combustibles par rapport à une source de chaleur, les sources de flamme nue, les feux lors d’évènements ou d’activités d’interprétation, les activités liées à la construction et à la rénovation, l’utilisation, l’élimination et/ou l’entreposage inadéquat de liquides inflammables, le matériel de fumeur…</text:span></text:p>
      <text:p text:style-name="P2"/>
      <text:p text:style-name="P1"><text:span text:style-name="T1">Les restaurations discutables </text:span></text:p>
      <text:p text:style-name="P2"/>
      <text:p text:style-name="P1"><text:span text:style-name="T2">A partir de quel degré de restauration, on voit que la restauration est vrai ?</text:span></text:p>
      <text:p text:style-name="P1"><text:span text:style-name="T2">Les restaurations qu’on ne peut pas retirer </text:span></text:p>
      <text:p text:style-name="P2"/>
      <text:p text:style-name="P1"><text:span text:style-name="T1">Vol / Vandalisme / Destruction </text:span></text:p>
      <text:p text:style-name="P2"/>
      <text:p text:style-name="P1"><text:span text:style-name="T2">Risques habituellement du ressort des services de sécurité </text:span></text:p>
      <text:p text:style-name="P1"><text:span text:style-name="T2">Vol et vandalisme -&gt; perte totale de l’objet ou du document </text:span></text:p>
      <text:p text:style-name="P1"><text:span text:style-name="T2">C’est notre mémoire qui est attaquée </text:span></text:p>
      <text:p text:style-name="P1"><text:span text:style-name="T2">C’est ces fanatismes qui met en danger notre mémoire collective </text:span></text:p>
      <text:p text:style-name="P1"><text:span text:style-name="T2">Réaction pudibonde pour sauvegarder un idéal moral </text:span></text:p>
      <text:p text:style-name="P1"><text:span text:style-name="T2">On a plus de capacité rétroactive par rapport à la nouvelle technologie </text:span></text:p>
      <text:p text:style-name="P1"><text:span text:style-name="T2">On a la capacité de voir au-delà du caractère fonctionnel</text:span></text:p>
      <text:p text:style-name="P1"><text:span text:style-name="T2">On a aussi les œuvres victimes de la guerre et des invasions </text:span></text:p>
      <text:p text:style-name="P1"><text:span text:style-name="T2"><text:s/></text:span></text:p>
      <text:p text:style-name="P1"><text:span text:style-name="T1">Vous avez dit « Chronologie » …</text:span></text:p>
      <text:p text:style-name="P2"/>
      <text:p text:style-name="P1"><text:span text:style-name="T1">Une longue (pré)histoire </text:span></text:p>
      <text:p text:style-name="P2"/>
      <text:p text:style-name="P1"><text:span text:style-name="T2">Le Moyen Stone Age est une période qui a produit des artéfacts très étonnants et dans des périodes très reculés </text:span></text:p>
      <text:p text:style-name="P2"/>
      <text:p text:style-name="P1"><text:span text:style-name="T1">La Luminescence : une méthode bien adaptée </text:span></text:p>
      <text:p text:style-name="P2"/>
      <text:p text:style-name="P1"><text:span text:style-name="T2">On peut date des roches chauffées, des grains de quartz, des grains de feldspaths <text:s/></text:span></text:p>
      <text:p text:style-name="P1"><text:span text:style-name="T2">On utilise comme technique la thermoluminescence</text:span></text:p>
      <text:p text:style-name="P1"><text:span text:style-name="T2">Avec les matériaux et la technique on a une couverture chronologique adaptée </text:span></text:p>
      <text:p text:style-name="P2"/>
      <text:p text:style-name="P1"><text:span text:style-name="T2">Radiocarbone a été utilisé sur des restes d’objets qui ont contenus du carbone</text:span></text:p>
      <text:p text:style-name="P1"><text:span text:style-name="T1">La grotte de Lascaux </text:span></text:p>
      <text:p text:style-name="P2"/>
      <text:p text:style-name="P1"><text:span text:style-name="T2">Découverte de Lascaux le 12 septembre 1940</text:span></text:p>
      <text:p text:style-name="P1"><text:soft-page-break/><text:span text:style-name="T2">Les anciennes datations sont de 18600 et 18900 avant J.C trouvés par la technique de radiocarbone </text:span></text:p>
      <text:p text:style-name="P2"/>
      <text:p text:style-name="P1"><text:span text:style-name="T1">Histoire des techniques</text:span></text:p>
      <text:p text:style-name="P2"/>
      <text:p text:style-name="P1"><text:span text:style-name="T2">Datation du bâti médiéval </text:span></text:p>
      <text:p text:style-name="P1"><text:span text:style-name="T2">On a dans le bâti des choses recyclables (briques, bois, pierre…) et des choses non-réutilisables comme le mortier </text:span></text:p>
      <text:p text:style-name="P1"><text:span text:style-name="T2">On peut dater le mortier avec l’alternative de la luminescence stimulée optiquement (OSL) </text:span></text:p>
      <text:p text:style-name="P2"/>
      <text:p text:style-name="P1"><text:span text:style-name="T2">Certains matériaux comprennent de la radioactivité naturelle des éléments</text:span></text:p>
      <text:p text:style-name="P1"><text:span text:style-name="T2">On vide la radioactivité de l’objet puis on la réactivité jusqu’à ce qu’on l’étudie en laboratoire </text:span></text:p>
      <text:p text:style-name="P1"><text:span text:style-name="T2">Le T(0) est la dernière exposition du mortier à la lumière au moment de la construction </text:span></text:p>
      <text:p text:style-name="P2"/>
      <text:p text:style-name="P1"><text:span text:style-name="T1">La cathédrale de Bourges </text:span></text:p>
      <text:p text:style-name="P2"/>
      <text:p text:style-name="P1"><text:span text:style-name="T2">Le radiocarbone était potentiellement une méthode pour dater le fer des cathédrales </text:span></text:p>
      <text:p text:style-name="P1"><text:span text:style-name="T2">C’est l’extraction du charbon qui va permettre par de dater la cathédrale par la technique du radiocarbone </text:span></text:p>
      <text:p text:style-name="P2"/>
      <text:p text:style-name="P1"><text:span text:style-name="T1">Authentifications et expertises </text:span></text:p>
      <text:p text:style-name="P2"/>
      <text:p text:style-name="P1"><text:span text:style-name="T2">En 1923 le Louvre récupère une tête égyptienne </text:span></text:p>
      <text:p text:style-name="P1"><text:span text:style-name="T2">En 2003 le musée du Louvre se reporte au Centre de Recherche des Musées Françaises</text:span></text:p>
      <text:p text:style-name="P1"><text:span text:style-name="T2">Cette tête est analysée par la technique de PIXE/PIGE </text:span></text:p>
      <text:p text:style-name="P1"><text:span text:style-name="T2">Le PIXE a montré que cette tête avait un opacifiant à l’arséniate de plomb </text:span></text:p>
      <text:p text:style-name="P1"><text:span text:style-name="T2">La méthode PIGE a montré la présence de fluor</text:span></text:p>
      <text:p text:style-name="P1"><text:span text:style-name="T2">La présence de fluor montre qu’on a eu un dépoli à l’acide fluorhydrique pour faire ancien </text:span></text:p>
      <text:p text:style-name="P1"><text:span text:style-name="T2">La tête a alors été retirée des vitrines du Louvre en 2003</text:span></text:p>
      <text:p text:style-name="P2"/>
      <text:p text:style-name="P1"><text:span text:style-name="T1">L’authentification de la collection des Tanagras du Louvre </text:span></text:p>
      <text:p text:style-name="P2"/>
      <text:p text:style-name="P1"><text:span text:style-name="T2">Ces tanagras est un terme inventé au XIXème siècle pour désigner ces statues du IVème -IIIème siècle avant J.C qui venaient d’être découvertes dans des tombeaux d’une antique cité grecque de Béotie </text:span></text:p>
      <text:p text:style-name="P1"><text:span text:style-name="T2">Le style de ces tanagras serait né à Athènes avant d’être commercialisés en Béotie </text:span></text:p>
      <text:p text:style-name="P1"><text:span text:style-name="T2">Dès 1872, certaines pièces sont exposées au Louvre </text:span></text:p>
      <text:p text:style-name="P1"><text:span text:style-name="T2">Ces découvertes vont très vite attirés des pilleurs </text:span></text:p>
      <text:p text:style-name="P1"><text:span text:style-name="T2">En 1873 la moitié des 8000 à 10000 tombeaux avaient livrés des statuettes </text:span></text:p>
      <text:p text:style-name="P1"><text:span text:style-name="T2">A Athènes les figurines se disputent à prix d’or </text:span></text:p>
      <text:p text:style-name="P1"><text:span text:style-name="T2">Dès le XIXème siècle des contrefaçons apparaissent sur le marché </text:span></text:p>
      <text:p text:style-name="P1"><text:span text:style-name="T2">Même à Athènes des marchands et collectionneurs ont des difficultés à garantir l’authenticité des statuettes qui entrent dans les collections </text:span></text:p>
      <text:p text:style-name="P1"><text:soft-page-break/><text:span text:style-name="T2">La méthode utilisée pour valider ces statuettes c’est la méthode de thermoluminescence </text:span></text:p>
      <text:p text:style-name="P1"><text:span text:style-name="T2">On a remarqué que celles fabriquées entre 1 à 200 sont fausses alors que celles remontant à 2500 ans sont vraies </text:span></text:p>
      <text:p text:style-name="P1"><text:span text:style-name="T2">Dans le cadre des recherches, généralement la conclusion de l’expert est une conclusion multi plurale </text:span></text:p>
      <text:p text:style-name="P2"/>
      <text:p text:style-name="P1"><text:span text:style-name="T1">Authentification d’une peinture à l’huile </text:span></text:p>
      <text:p text:style-name="P2"/>
      <text:p text:style-name="P1"><text:span text:style-name="T5">Par datation de la toile </text:span></text:p>
      <text:p text:style-name="P1"><text:span text:style-name="T2">Tableau qui appartient à une famille australienne depuis 200 ans </text:span></text:p>
      <text:p text:style-name="P1"><text:span text:style-name="T2">Ce tableau est attribué par Francesco Mazzola </text:span></text:p>
      <text:p text:style-name="P1"><text:span text:style-name="T2">La dation de la toile a été possible par le radiocarbone </text:span></text:p>
      <text:p text:style-name="P1"><text:span text:style-name="T2">On a utilisé la spectrométrie de masse avec accélérateur de particules pour prélever un infime morceau d’échantillon </text:span></text:p>
      <text:p text:style-name="P1"><text:span text:style-name="T2">L’âge brut est 307 +/- 40 ans avant le présent c’est-à-dire avant 1950</text:span></text:p>
      <text:p text:style-name="P1"><text:span text:style-name="T2">La peinture aurait une date entre 1480 et 1660 avec l’âge calibré </text:span></text:p>
      <text:p text:style-name="P1"><text:span text:style-name="T2">C’est compatible avec les 20 ans entre la visite de l’artistes à Rome et sa mort en 1540</text:span></text:p>
      <text:p text:style-name="P2"/>
      <text:p text:style-name="P1"><text:span text:style-name="T1">Authentification d’objets en cristal de roche</text:span></text:p>
      <text:p text:style-name="P2"/>
      <text:p text:style-name="P1"><text:span text:style-name="T2">C’est le cas des crânes de cristal du musée du quai Branly </text:span></text:p>
      <text:p text:style-name="P1"><text:span text:style-name="T2">Quand on regarde les traces laissés par des outils, si les rayures et les stries sont irrégulières alors la taille est manuelle et si les marques sont non parallèles le polissage est manuel </text:span></text:p>
      <text:p text:style-name="P1"><text:span text:style-name="T2">Il va travailler sur l’hydratation des couches à la surface de l’objet</text:span></text:p>
      <text:p text:style-name="P1"><text:span text:style-name="T2">Cette hydratation est très lente </text:span></text:p>
      <text:p text:style-name="P1"><text:span text:style-name="T2">L’ERDA va permettre de regarder l’hydratation de la surface des matériaux </text:span></text:p>
      <text:p text:style-name="P1"><text:span text:style-name="T2">Pour finir après avoir donner une datation on donne pour le crâne de cristal une datation entre 1850 et 1870</text:span></text:p>
      <text:p text:style-name="P2"/>
      <text:p text:style-name="P1"><text:span text:style-name="T2">On a montré qu’une trop faible pénétration de l’eau a été mesuré par accélérateur </text:span></text:p>
      <text:p text:style-name="P1"><text:span text:style-name="T2">Le crâne de cristal est un faux </text:span></text:p>
      <text:p text:style-name="P1"><text:span text:style-name="T2">Mais la tête anthropomorphe est certainement un objet précolombien </text:span></text:p>
      <text:p text:style-name="P1"><text:span text:style-name="T2"><text:s/></text:span></text:p>
      <text:p text:style-name="P1"><text:span text:style-name="T2">L’interprétation des données de laboratoire requiert de garder toujours l’esprit critique </text:span></text:p>
      <text:p text:style-name="P1"><text:span text:style-name="T2">Sur le carbone 14 le résultat sur laque est plus représentatif que la fabrication </text:span></text:p>
      <text:p text:style-name="P1"><text:span text:style-name="T2">Sur la céramique on a une datation par thermoluminescence qui a donné un âge de 2000 ans mais on a fait une radiographie à rayons X qui a montré que le faussaire a utilisé des plaques pour le construire qui ont bien 2000 ans </text:span></text:p>
      <text:p text:style-name="P1"><text:bookmark text:name="_GoBack"/><text:span text:style-name="T2"><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ss Lulu Du 24</meta:initial-creator>
    <dc:creator>Miss Lulu Du 24</dc:creator>
    <meta:editing-cycles>24</meta:editing-cycles>
    <meta:creation-date>2018-01-15T00:32:00</meta:creation-date>
    <dc:date>2018-03-23T09:17:00</dc:date>
    <meta:editing-duration>P1DT16H47M</meta:editing-duration>
    <meta:generator>LibreOffice/5.3.7.2$Windows_X86_64 LibreOffice_project/6b8ed514a9f8b44d37a1b96673cbbdd077e24059</meta:generator>
    <meta:document-statistic meta:table-count="0" meta:image-count="0" meta:object-count="0" meta:page-count="25" meta:paragraph-count="663" meta:word-count="7783" meta:character-count="50280" meta:non-whitespace-character-count="4257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